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3.579cm"/>
    </style:style>
    <style:style style:name="co17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14cm"/>
    </style:style>
    <style:style style:name="co18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693cm"/>
    </style:style>
    <style:style style:name="co19" style:family="table-column">
      <style:table-column-properties fo:break-before="auto" style:column-width="1.247cm"/>
    </style:style>
    <style:style style:name="co20" style:family="table-column">
      <style:table-column-properties fo:break-before="auto" style:column-width="1.554cm"/>
    </style:style>
    <style:style style:name="co21" style:family="table-column">
      <style:table-column-properties fo:break-before="auto" style:column-width="0.637cm"/>
    </style:style>
    <style:style style:name="co22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226cm"/>
    </style:style>
    <style:style style:name="co13" style:family="table-column">
      <style:table-column-properties fo:break-before="auto" style:column-width="0.642cm"/>
    </style:style>
    <style:style style:name="co14" style:family="table-column">
      <style:table-column-properties fo:break-before="auto" style:column-width="13.847cm"/>
    </style:style>
    <style:style style:name="co15" style:family="table-column">
      <style:table-column-properties fo:break-before="auto" style:column-width="1.4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36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cm"/>
    </style:style>
    <style:style style:name="ce137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38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39" style:family="table-cell" style:parent-style-name="Default">
      <style:table-cell-properties fo:border-bottom="0.018cm solid #000000" fo:border-left="none" fo:border-right="none" fo:border-top="none"/>
    </style:style>
    <style:style style:name="ce140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141" style:family="table-cell" style:parent-style-name="Default" style:data-style-name="N109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42" style:family="table-cell" style:parent-style-name="Default" style:data-style-name="N109"/>
    <style:style style:name="ce143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144" style:family="table-cell" style:parent-style-name="Default" style:data-style-name="N109">
      <style:table-cell-properties fo:border-bottom="0.018cm solid #000000" style:text-align-source="fix" style:repeat-content="false" fo:border-left="none" fo:border-right="0.018cm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45" style:family="table-cell" style:parent-style-name="Default" style:data-style-name="N109">
      <style:table-cell-properties fo:border-bottom="none" fo:border-left="none" fo:border-right="0.018cm solid #000000" fo:border-top="none"/>
    </style:style>
    <style:style style:name="ce14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4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8" style:family="table-cell" style:parent-style-name="Default" style:data-style-name="N100">
      <style:table-cell-properties fo:border-bottom="0.018cm solid #000000" style:text-align-source="fix" style:repeat-content="false" fo:border-left="0.018cm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49" style:family="table-cell" style:parent-style-name="Default" style:data-style-name="N100">
      <style:table-cell-properties fo:border-bottom="none" style:text-align-source="fix" style:repeat-content="false" fo:background-color="transparent" fo:border-left="0.018cm solid #000000" fo:border-right="none" fo:border-top="none"/>
      <style:paragraph-properties fo:text-align="start" fo:margin-left="0cm"/>
    </style:style>
    <style:style style:name="ce150" style:family="table-cell" style:parent-style-name="Default" style:data-style-name="N100">
      <style:table-cell-properties fo:border-bottom="none" style:text-align-source="fix" style:repeat-content="false" fo:border-left="0.018cm solid #000000" fo:border-right="none" fo:border-top="none"/>
      <style:paragraph-properties fo:text-align="start" fo:margin-left="0cm"/>
    </style:style>
    <style:style style:name="ce151" style:family="table-cell" style:parent-style-name="Default" style:data-style-name="N100"/>
    <style:style style:name="ce152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53" style:family="table-cell" style:parent-style-name="Default" style:data-style-name="N100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54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55" style:family="table-cell" style:parent-style-name="Default" style:data-style-name="N100">
      <style:table-cell-properties fo:border-bottom="none" fo:background-color="#ffff00" style:text-align-source="fix" style:repeat-content="false" fo:border-left="0.018cm solid #000000" fo:border-right="none" fo:border-top="none"/>
      <style:paragraph-properties fo:text-align="start" fo:margin-left="0cm"/>
    </style:style>
    <style:style style:name="ce156" style:family="table-cell" style:parent-style-name="Default" style:data-style-name="N100">
      <style:table-cell-properties fo:border-bottom="none" fo:background-color="#cccccc" style:text-align-source="fix" style:repeat-content="false" fo:border-left="0.018cm solid #000000" fo:border-right="none" fo:border-top="none"/>
      <style:paragraph-properties fo:text-align="start" fo:margin-left="0cm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 style:data-style-name="N108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8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8"/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0.018cm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44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7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9">
      <style:table-cell-properties fo:border-bottom="0.035cm solid #000000" fo:border-left="none" fo:border-right="0.002cm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9">
      <style:table-cell-properties fo:border-bottom="none" fo:border-left="none" fo:border-right="0.002cm solid #999999" fo:border-top="none"/>
    </style:style>
    <style:style style:name="ce50" style:family="table-cell" style:parent-style-name="Default" style:data-style-name="N109">
      <style:table-cell-properties fo:border-bottom="0.018cm solid #000000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 style:data-style-name="N109">
      <style:table-cell-properties fo:border-bottom="0.035cm solid #000000" fo:border-left="none" fo:border-right="0.002cm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56" style:family="table-cell" style:parent-style-name="Default" style:data-style-name="N109">
      <style:table-cell-properties fo:border-bottom="0.018cm solid #000000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109">
      <style:table-cell-properties fo:border-bottom="0.018cm solid #000000" fo:border-left="none" fo:border-right="0.018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>
      <style:table-cell-properties fo:background-color="transparent"/>
    </style:style>
    <style:style style:name="ce90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92" style:family="table-cell" style:parent-style-name="Default">
      <style:table-cell-properties fo:border-bottom="0.018cm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95" style:family="table-cell" style:parent-style-name="Default" style:data-style-name="N109">
      <style:table-cell-properties fo:border-bottom="0.018cm solid #000000" fo:background-color="transparent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109">
      <style:table-cell-properties fo:border-bottom="none" fo:background-color="transparent" fo:border-left="none" fo:border-right="0.002cm solid #999999" fo:border-top="none"/>
    </style:style>
    <style:style style:name="ce97" style:family="table-cell" style:parent-style-name="Default" style:data-style-name="N109">
      <style:table-cell-properties fo:border-bottom="0.018cm solid #000000" fo:background-color="transparent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09">
      <style:table-cell-properties fo:border-bottom="none" fo:background-color="transparent" fo:border-left="none" fo:border-right="0.002cm solid #000000" fo:border-top="none"/>
    </style:style>
    <style:style style:name="ce102" style:family="table-cell" style:parent-style-name="Default" style:data-style-name="N108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03" style:family="table-cell" style:parent-style-name="Default" style:data-style-name="N108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04" style:family="table-cell" style:parent-style-name="Default" style:data-style-name="N108">
      <style:table-cell-properties fo:border-bottom="0.035cm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Default" style:data-style-name="N108">
      <style:table-cell-properties style:vertical-align="automatic"/>
    </style:style>
    <style:style style:name="ce106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>
      <style:table-cell-properties style:vertical-align="automatic"/>
    </style:style>
    <style:style style:name="ce10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09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10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112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3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114" style:family="table-cell" style:parent-style-name="Default">
      <style:table-cell-properties fo:border-bottom="0.035cm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fo:border-bottom="0.018cm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16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118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120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21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2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23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4" style:family="table-cell" style:parent-style-name="Default" style:data-style-name="N109">
      <style:table-cell-properties fo:border-bottom="0.035cm solid #000000" fo:border-left="none" fo:border-right="0.002cm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Default" style:data-style-name="N109">
      <style:table-cell-properties fo:border-bottom="none" fo:border-left="none" fo:border-right="0.002cm solid #999999" fo:border-top="none" style:vertical-align="automatic"/>
    </style:style>
    <style:style style:name="ce126" style:family="table-cell" style:parent-style-name="Default" style:data-style-name="N109">
      <style:table-cell-properties fo:border-bottom="0.018cm solid #000000" fo:border-left="none" fo:border-right="0.002cm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28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9" style:family="table-cell" style:parent-style-name="Default" style:data-style-name="N109">
      <style:table-cell-properties fo:border-bottom="0.035cm solid #000000" fo:border-left="none" fo:border-right="0.002cm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 style:data-style-name="N109">
      <style:table-cell-properties fo:border-bottom="none" fo:border-left="none" fo:border-right="0.002cm solid #000000" fo:border-top="none" style:vertical-align="automatic"/>
    </style:style>
    <style:style style:name="ce131" style:family="table-cell" style:parent-style-name="Default" style:data-style-name="N109">
      <style:table-cell-properties fo:border-bottom="0.018cm solid #000000" fo:border-left="none" fo:border-right="0.002cm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32" style:family="table-cell" style:parent-style-name="Default" style:data-style-name="N109">
      <style:table-cell-properties fo:border-bottom="0.018cm solid #000000" fo:border-left="none" fo:border-right="0.018cm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33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5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>
      <style:table-cell-properties fo:wrap-option="wrap"/>
    </style:style>
    <style:style style:name="ce159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60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62" style:family="table-cell" style:parent-style-name="Default">
      <style:text-properties fo:font-style="italic" style:font-style-asian="italic" style:font-style-complex="italic"/>
    </style:style>
    <style:style style:name="ce163" style:family="table-cell" style:parent-style-name="Default" style:data-style-name="N109">
      <style:table-cell-properties fo:border-bottom="none" fo:border-left="none" fo:border-right="0.002cm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64" style:family="table-cell" style:parent-style-name="Default" style:data-style-name="N109">
      <style:table-cell-properties fo:border-bottom="none" fo:border-left="none" fo:border-right="0.002cm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166" style:family="table-cell" style:parent-style-name="Default" style:data-style-name="N109">
      <style:table-cell-properties fo:border-bottom="none" fo:border-left="none" fo:border-right="0.002cm solid #999999" fo:border-top="none"/>
      <style:text-properties fo:font-style="italic" style:font-style-asian="italic" style:font-style-complex="italic"/>
    </style:style>
    <style:style style:name="ce167" style:family="table-cell" style:parent-style-name="Default" style:data-style-name="N109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ce151"/>
        <table:table-column table:style-name="co21" table:default-cell-style-name="ce151"/>
        <table:table-column table:style-name="co22" table:number-columns-repeated="3" table:default-cell-style-name="ce151"/>
        <table:table-column table:style-name="co21" table:default-cell-style-name="ce151"/>
        <table:table-column table:style-name="co22" table:default-cell-style-name="ce151"/>
        <table:table-column table:style-name="co10" table:number-columns-repeated="1003" table:default-cell-style-name="Default"/>
        <table:table-row table:style-name="ro1">
          <table:table-cell table:number-columns-repeated="5"/>
          <table:table-cell table:style-name="ce142" table:number-columns-repeated="2"/>
          <table:table-cell table:style-name="ce146" table:number-columns-repeated="4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>
            <text:p>A YAT release is done in 8 steps:</text:p>
          </table:table-cell>
          <table:table-cell table:style-name="ce1" table:number-columns-repeated="4"/>
          <table:table-cell table:style-name="ce143" table:number-columns-repeated="2"/>
          <table:table-cell table:style-name="ce147" table:number-columns-repeated="4"/>
          <table:table-cell table:style-name="ce152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139"/>
          <table:table-cell table:style-name="ce141"/>
          <table:table-cell table:style-name="ce141" office:value-type="string">
            <text:p>Duration</text:p>
          </table:table-cell>
          <table:table-cell table:style-name="ce144" office:value-type="string">
            <text:p>Step</text:p>
          </table:table-cell>
          <table:table-cell table:style-name="ce144" office:value-type="string">
            <text:p>Total</text:p>
          </table:table-cell>
          <table:table-cell table:style-name="ce146" table:number-columns-repeated="2"/>
          <table:table-cell table:style-name="ce146"/>
          <table:table-cell table:style-name="ce146"/>
          <table:table-cell table:number-columns-repeated="1009"/>
        </table:table-row>
        <table:table-row table:style-name="ro1">
          <table:table-cell table:number-columns-repeated="2"/>
          <table:table-cell table:style-name="ce140" office:value-type="float" office:value="1">
            <text:p>1.</text:p>
          </table:table-cell>
          <table:table-cell table:formula="of:=['1. Regression Testing'.$E$3]" office:value-type="string" office:string-value="Regression Testing">
            <text:p>Regression Testing</text:p>
          </table:table-cell>
          <table:table-cell/>
          <table:table-cell table:style-name="ce145" table:formula="of:=['1. Regression Testing'.$H$3]" office:value-type="time" office:time-value="PT09H00M00S">
            <text:p>09:00</text:p>
          </table:table-cell>
          <table:table-cell table:style-name="ce145" table:formula="of:=['1. Regression Testing'.$J$3]" office:value-type="time" office:time-value="PT09H00M00S">
            <text:p>09:00</text:p>
          </table:table-cell>
          <table:table-cell table:style-name="ce146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0" table:formula="of:=[.C4]+1" office:value-type="float" office:value="2">
            <text:p>2.</text:p>
          </table:table-cell>
          <table:table-cell table:formula="of:=['2. Preparation'.$E$3]" office:value-type="string" office:string-value="Preparation">
            <text:p>Preparation</text:p>
          </table:table-cell>
          <table:table-cell/>
          <table:table-cell table:style-name="ce145" table:formula="of:=['2. Preparation'.$H$3]" office:value-type="time" office:time-value="PT02H10M00S">
            <text:p>02:10</text:p>
          </table:table-cell>
          <table:table-cell table:style-name="ce145" table:formula="of:=['2. Preparation'.$J$3]" office:value-type="time" office:time-value="PT11H10M00S">
            <text:p>11:10</text:p>
          </table:table-cell>
          <table:table-cell table:style-name="ce146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0" table:formula="of:=[.C5]+1" office:value-type="float" office:value="3">
            <text:p>3.</text:p>
          </table:table-cell>
          <table:table-cell table:formula="of:=['3. Final Testing'.$E$3]" office:value-type="string" office:string-value="Final Testing">
            <text:p>Final Testing</text:p>
          </table:table-cell>
          <table:table-cell/>
          <table:table-cell table:style-name="ce145" table:formula="of:=['3. Final Testing'.$H$3]" office:value-type="time" office:time-value="PT04H50M00S">
            <text:p>04:50</text:p>
          </table:table-cell>
          <table:table-cell table:style-name="ce145" table:formula="of:=['3. Final Testing'.$J$3]" office:value-type="time" office:time-value="PT16H00M00S">
            <text:p>16:00</text:p>
          </table:table-cell>
          <table:table-cell table:style-name="ce146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0" table:formula="of:=[.C6]+1" office:value-type="float" office:value="4">
            <text:p>4.</text:p>
          </table:table-cell>
          <table:table-cell table:formula="of:=['4. Build'.$E$3]" office:value-type="string" office:string-value="Build">
            <text:p>Build</text:p>
          </table:table-cell>
          <table:table-cell/>
          <table:table-cell table:style-name="ce145" table:formula="of:=['4. Build'.$H$3]" office:value-type="time" office:time-value="PT00H30M00S">
            <text:p>00:30</text:p>
          </table:table-cell>
          <table:table-cell table:style-name="ce145" table:formula="of:=['4. Build'.$J$3]" office:value-type="time" office:time-value="PT16H30M00S">
            <text:p>16:30</text:p>
          </table:table-cell>
          <table:table-cell table:style-name="ce146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0" table:formula="of:=[.C7]+1" office:value-type="float" office:value="5">
            <text:p>5.</text:p>
          </table:table-cell>
          <table:table-cell table:formula="of:=['5. Installation Testing'.$E$3]" office:value-type="string" office:string-value="Installation Testing">
            <text:p>Installation Testing</text:p>
          </table:table-cell>
          <table:table-cell/>
          <table:table-cell table:style-name="ce145" table:formula="of:=['5. Installation Testing'.$H$3]" office:value-type="time" office:time-value="PT00H40M00S">
            <text:p>00:40</text:p>
          </table:table-cell>
          <table:table-cell table:style-name="ce145" table:formula="of:=['5. Installation Testing'.$J$3]" office:value-type="time" office:time-value="PT17H10M00S">
            <text:p>17:10</text:p>
          </table:table-cell>
          <table:table-cell table:style-name="ce146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0" table:formula="of:=[.C8]+1" office:value-type="float" office:value="6">
            <text:p>6.</text:p>
          </table:table-cell>
          <table:table-cell table:formula="of:=['6. Packaging'.$E$3]" office:value-type="string" office:string-value="Packaging">
            <text:p>Packaging</text:p>
          </table:table-cell>
          <table:table-cell/>
          <table:table-cell table:style-name="ce145" table:formula="of:=['5. Installation Testing'.$H$3]" office:value-type="time" office:time-value="PT00H40M00S">
            <text:p>00:40</text:p>
          </table:table-cell>
          <table:table-cell table:style-name="ce145" table:formula="of:=['5. Installation Testing'.$J$3]" office:value-type="time" office:time-value="PT17H10M00S">
            <text:p>17:10</text:p>
          </table:table-cell>
          <table:table-cell table:style-name="ce146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0" table:formula="of:=[.C9]+1" office:value-type="float" office:value="7">
            <text:p>7.</text:p>
          </table:table-cell>
          <table:table-cell table:formula="of:=['7. Upload'.$E$3]" office:value-type="string" office:string-value="Upload">
            <text:p>Upload</text:p>
          </table:table-cell>
          <table:table-cell/>
          <table:table-cell table:style-name="ce145" table:formula="of:=['7. Upload'.$H$3]" office:value-type="time" office:time-value="PT01H00M00S">
            <text:p>01:00</text:p>
          </table:table-cell>
          <table:table-cell table:style-name="ce145" table:formula="of:=['7. Upload'.$J$3]" office:value-type="time" office:time-value="PT18H10M00S">
            <text:p>18:10</text:p>
          </table:table-cell>
          <table:table-cell table:style-name="ce146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0" table:formula="of:=[.C10]+1" office:value-type="float" office:value="8">
            <text:p>8.</text:p>
          </table:table-cell>
          <table:table-cell table:formula="of:=['8. Finalization'.$E$3]" office:value-type="string" office:string-value="Finalization">
            <text:p>Finalization</text:p>
          </table:table-cell>
          <table:table-cell/>
          <table:table-cell table:style-name="ce145" table:formula="of:=['8. Finalization'.$H$3]" office:value-type="time" office:time-value="PT02H10M00S">
            <text:p>02:10</text:p>
          </table:table-cell>
          <table:table-cell table:style-name="ce145" table:formula="of:=['8. Finalization'.$J$3]" office:value-type="time" office:time-value="PT20H00M00S">
            <text:p>20:00</text:p>
          </table:table-cell>
          <table:table-cell table:style-name="ce146" table:number-columns-repeated="4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42" table:number-columns-repeated="2"/>
          <table:table-cell table:style-name="ce146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The YAT story:</text:p>
          </table:table-cell>
          <table:table-cell table:style-name="ce1" table:number-columns-repeated="4"/>
          <table:table-cell table:style-name="ce143" table:number-columns-repeated="2"/>
          <table:table-cell table:style-name="ce147" table:number-columns-repeated="4"/>
          <table:table-cell table:style-name="ce152" table:number-columns-repeated="6"/>
          <table:table-cell table:style-name="ce1" table:number-columns-repeated="1003"/>
        </table:table-row>
        <table:table-row table:style-name="ro2">
          <table:table-cell table:style-name="ce61"/>
          <table:table-cell table:style-name="ce135" table:number-columns-repeated="4"/>
          <table:table-cell table:style-name="ce141" table:number-columns-repeated="2"/>
          <table:table-cell table:style-name="ce148" office:value-type="string">
            <text:p>YAT</text:p>
          </table:table-cell>
          <table:table-cell table:style-name="ce148" office:value-type="string">
            <text:p>MKY</text:p>
          </table:table-cell>
          <table:table-cell table:style-name="ce148" office:value-type="string">
            <text:p>ALAZ</text:p>
          </table:table-cell>
          <table:table-cell table:style-name="ce148" office:value-type="string">
            <text:p>NUnit</text:p>
          </table:table-cell>
          <table:table-cell table:style-name="ce153"/>
          <table:table-cell table:style-name="ce148" office:value-type="string">
            <text:p>LU.xml</text:p>
          </table:table-cell>
          <table:table-cell table:style-name="ce148" office:value-type="string">
            <text:p>.yat</text:p>
          </table:table-cell>
          <table:table-cell table:style-name="ce148" office:value-type="string">
            <text:p>.yaw</text:p>
          </table:table-cell>
          <table:table-cell table:style-name="ce153"/>
          <table:table-cell table:style-name="ce148" office:value-type="string">
            <text:p>SVN</text:p>
          </table:table-cell>
          <table:table-cell table:style-name="ce61" table:number-columns-repeated="1003"/>
        </table:table-row>
        <table:table-row table:style-name="ro1">
          <table:table-cell table:style-name="ce61"/>
          <table:table-cell table:style-name="ce136"/>
          <table:table-cell table:style-name="ce8" office:value-type="string">
            <text:p>:</text:p>
          </table:table-cell>
          <table:table-cell office:value-type="string">
            <text:p>YAT 2.0 Gamma 2</text:p>
          </table:table-cell>
          <table:table-cell table:number-columns-repeated="3"/>
          <table:table-cell table:style-name="ce149" office:value-type="string">
            <text:p>1.99.36</text:p>
          </table:table-cell>
          <table:table-cell table:style-name="ce150" office:value-type="string">
            <text:p>1.0.15</text:p>
          </table:table-cell>
          <table:table-cell table:style-name="ce150" office:value-type="string">
            <text:p>3.5.12</text:p>
          </table:table-cell>
          <table:table-cell table:style-name="ce150" office:value-type="string">
            <text:p>1.0.12</text:p>
          </table:table-cell>
          <table:table-cell table:style-name="ce154"/>
          <table:table-cell table:number-columns-repeated="2" table:style-name="ce155" office:value-type="string">
            <text:p>1.4.1</text:p>
          </table:table-cell>
          <table:table-cell table:style-name="ce155" office:value-type="string">
            <text:p>1.2.0</text:p>
          </table:table-cell>
          <table:table-cell table:style-name="ce154"/>
          <table:table-cell table:style-name="ce155"/>
          <table:table-cell table:style-name="ce61" table:number-columns-repeated="1003"/>
        </table:table-row>
        <table:table-row table:style-name="ro1">
          <table:table-cell table:style-name="ce61"/>
          <table:table-cell table:style-name="ce137" office:value-type="date" office:date-value="2015-06-13">
            <text:p>2015-06-13</text:p>
          </table:table-cell>
          <table:table-cell table:style-name="ce8" office:value-type="string">
            <text:p>:</text:p>
          </table:table-cell>
          <table:table-cell office:value-type="string">
            <text:p>YAT 2.0 Gamma 1''</text:p>
          </table:table-cell>
          <table:table-cell table:number-columns-repeated="3"/>
          <table:table-cell table:style-name="ce149" office:value-type="string">
            <text:p>1.99.34</text:p>
          </table:table-cell>
          <table:table-cell table:style-name="ce150" office:value-type="string">
            <text:p>1.0.13</text:p>
          </table:table-cell>
          <table:table-cell table:style-name="ce150" office:value-type="string">
            <text:p>3.5.11</text:p>
          </table:table-cell>
          <table:table-cell table:style-name="ce150" office:value-type="string">
            <text:p>1.0.10</text:p>
          </table:table-cell>
          <table:table-cell table:style-name="ce154"/>
          <table:table-cell table:number-columns-repeated="2" table:style-name="ce149" office:value-type="string">
            <text:p>1.4.1</text:p>
          </table:table-cell>
          <table:table-cell table:style-name="ce156" office:value-type="string">
            <text:p>1.2.0</text:p>
          </table:table-cell>
          <table:table-cell table:style-name="ce154"/>
          <table:table-cell table:style-name="ce149" office:value-type="string">
            <text:p>799</text:p>
          </table:table-cell>
          <table:table-cell table:style-name="ce61" table:number-columns-repeated="1003"/>
        </table:table-row>
        <table:table-row table:style-name="ro1">
          <table:table-cell table:style-name="ce61"/>
          <table:table-cell table:style-name="ce137" office:value-type="date" office:date-value="2015-06-07">
            <text:p>2015-06-07</text:p>
          </table:table-cell>
          <table:table-cell table:style-name="ce8" office:value-type="string">
            <text:p>:</text:p>
          </table:table-cell>
          <table:table-cell office:value-type="string">
            <text:p>YAT 2.0 Gamma 1'</text:p>
          </table:table-cell>
          <table:table-cell table:number-columns-repeated="3"/>
          <table:table-cell table:style-name="ce149" office:value-type="string">
            <text:p>1.99.33</text:p>
          </table:table-cell>
          <table:table-cell table:style-name="ce150" office:value-type="string">
            <text:p>1.0.12</text:p>
          </table:table-cell>
          <table:table-cell table:style-name="ce150" office:value-type="string">
            <text:p>3.5.10</text:p>
          </table:table-cell>
          <table:table-cell table:style-name="ce150" office:value-type="string">
            <text:p>1.0.9</text:p>
          </table:table-cell>
          <table:table-cell table:style-name="ce154"/>
          <table:table-cell table:number-columns-repeated="2" table:style-name="ce156" office:value-type="string">
            <text:p>1.4.0</text:p>
          </table:table-cell>
          <table:table-cell table:style-name="ce156" office:value-type="string">
            <text:p>1.2.0</text:p>
          </table:table-cell>
          <table:table-cell table:style-name="ce154"/>
          <table:table-cell table:style-name="ce149" office:value-type="string">
            <text:p>778</text:p>
          </table:table-cell>
          <table:table-cell table:style-name="ce61" table:number-columns-repeated="1003"/>
        </table:table-row>
        <table:table-row table:style-name="ro1">
          <table:table-cell table:style-name="ce61"/>
          <table:table-cell table:style-name="ce137" office:value-type="date" office:date-value="2015-06-01">
            <text:p>2015-06-01</text:p>
          </table:table-cell>
          <table:table-cell table:style-name="ce8" office:value-type="string">
            <text:p>:</text:p>
          </table:table-cell>
          <table:table-cell office:value-type="string">
            <text:p>YAT 2.0 Gamma 1</text:p>
          </table:table-cell>
          <table:table-cell table:number-columns-repeated="3"/>
          <table:table-cell table:style-name="ce149" office:value-type="string">
            <text:p>1.99.32</text:p>
          </table:table-cell>
          <table:table-cell table:style-name="ce150" office:value-type="string">
            <text:p>1.0.11</text:p>
          </table:table-cell>
          <table:table-cell table:style-name="ce150" office:value-type="string">
            <text:p>3.5.9</text:p>
          </table:table-cell>
          <table:table-cell table:style-name="ce150" office:value-type="string">
            <text:p>1.0.8</text:p>
          </table:table-cell>
          <table:table-cell table:style-name="ce154"/>
          <table:table-cell table:number-columns-repeated="2" table:style-name="ce149" office:value-type="string">
            <text:p>1.4.0</text:p>
          </table:table-cell>
          <table:table-cell table:style-name="ce149" office:value-type="string">
            <text:p>1.2.0</text:p>
          </table:table-cell>
          <table:table-cell table:style-name="ce154"/>
          <table:table-cell table:style-name="ce149" office:value-type="string">
            <text:p>769</text:p>
          </table:table-cell>
          <table:table-cell table:style-name="ce61" table:number-columns-repeated="1003"/>
        </table:table-row>
        <table:table-row table:style-name="ro1">
          <table:table-cell table:style-name="ce61"/>
          <table:table-cell table:style-name="ce137" office:value-type="date" office:date-value="2013-02-02">
            <text:p>2013-02-02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2</text:p>
          </table:table-cell>
          <table:table-cell table:number-columns-repeated="3"/>
          <table:table-cell table:style-name="ce149" office:value-type="string">
            <text:p>1.99.30</text:p>
          </table:table-cell>
          <table:table-cell table:style-name="ce150" office:value-type="string">
            <text:p>1.0.9</text:p>
          </table:table-cell>
          <table:table-cell table:style-name="ce150" office:value-type="string">
            <text:p>3.5.7</text:p>
          </table:table-cell>
          <table:table-cell table:style-name="ce150" office:value-type="string">
            <text:p>1.0.6</text:p>
          </table:table-cell>
          <table:table-cell table:style-name="ce154"/>
          <table:table-cell table:number-columns-repeated="2" table:style-name="ce150" office:value-type="string">
            <text:p>1.3.1</text:p>
          </table:table-cell>
          <table:table-cell table:style-name="ce150" office:value-type="string">
            <text:p>1.1.1</text:p>
          </table:table-cell>
          <table:table-cell table:style-name="ce154"/>
          <table:table-cell table:style-name="ce149" office:value-type="string">
            <text:p>626</text:p>
          </table:table-cell>
          <table:table-cell table:style-name="ce61" table:number-columns-repeated="1003"/>
        </table:table-row>
        <table:table-row table:style-name="ro1">
          <table:table-cell table:style-name="ce61"/>
          <table:table-cell table:style-name="ce138" office:value-type="date" office:date-value="2011-12-05">
            <text:p>2011-12-05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1</text:p>
          </table:table-cell>
          <table:table-cell table:number-columns-repeated="3"/>
          <table:table-cell table:style-name="ce150" office:value-type="string">
            <text:p>1.99.28</text:p>
          </table:table-cell>
          <table:table-cell table:style-name="ce150" office:value-type="string">
            <text:p>1.0.7</text:p>
          </table:table-cell>
          <table:table-cell table:style-name="ce150" office:value-type="string">
            <text:p>3.5.5</text:p>
          </table:table-cell>
          <table:table-cell table:style-name="ce150" office:value-type="string">
            <text:p>1.0.4</text:p>
          </table:table-cell>
          <table:table-cell table:style-name="ce154"/>
          <table:table-cell table:number-columns-repeated="2" table:style-name="ce150" office:value-type="string">
            <text:p>1.3.0</text:p>
          </table:table-cell>
          <table:table-cell table:style-name="ce150" office:value-type="string">
            <text:p>1.1.0</text:p>
          </table:table-cell>
          <table:table-cell table:style-name="ce154"/>
          <table:table-cell table:style-name="ce150" office:value-type="string">
            <text:p>502</text:p>
          </table:table-cell>
          <table:table-cell table:style-name="ce61" table:number-columns-repeated="1003"/>
        </table:table-row>
        <table:table-row table:style-name="ro1">
          <table:table-cell/>
          <table:table-cell table:style-name="ce138" office:value-type="date" office:date-value="2011-04-25">
            <text:p>2011-04-25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4</text:p>
          </table:table-cell>
          <table:table-cell table:number-columns-repeated="3"/>
          <table:table-cell table:style-name="ce150" office:value-type="string">
            <text:p>1.99.26</text:p>
          </table:table-cell>
          <table:table-cell table:style-name="ce150" office:value-type="string">
            <text:p>1.0.5</text:p>
          </table:table-cell>
          <table:table-cell table:style-name="ce150" office:value-type="string">
            <text:p>3.5.3</text:p>
          </table:table-cell>
          <table:table-cell table:style-name="ce150" office:value-type="string">
            <text:p>1.0.2</text:p>
          </table:table-cell>
          <table:table-cell/>
          <table:table-cell table:style-name="ce156" office:value-type="string">
            <text:p>1.2.4</text:p>
          </table:table-cell>
          <table:table-cell table:style-name="ce156" office:value-type="string">
            <text:p>1.2.9</text:p>
          </table:table-cell>
          <table:table-cell table:style-name="ce156" office:value-type="string">
            <text:p>1.0.0</text:p>
          </table:table-cell>
          <table:table-cell/>
          <table:table-cell table:style-name="ce150" office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10-11-28">
            <text:p>2010-11-2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3</text:p>
          </table:table-cell>
          <table:table-cell table:number-columns-repeated="3"/>
          <table:table-cell table:style-name="ce150" office:value-type="string">
            <text:p>1.99.25</text:p>
          </table:table-cell>
          <table:table-cell table:style-name="ce150" office:value-type="string">
            <text:p>1.0.4</text:p>
          </table:table-cell>
          <table:table-cell table:style-name="ce150" office:value-type="string">
            <text:p>3.5.2</text:p>
          </table:table-cell>
          <table:table-cell table:style-name="ce150" office:value-type="string">
            <text:p>1.0.1</text:p>
          </table:table-cell>
          <table:table-cell/>
          <table:table-cell table:style-name="ce156" office:value-type="string">
            <text:p>1.2.4</text:p>
          </table:table-cell>
          <table:table-cell table:style-name="ce150" office:value-type="string">
            <text:p>1.2.9</text:p>
          </table:table-cell>
          <table:table-cell table:style-name="ce156" office:value-type="string">
            <text:p>1.0.0</text:p>
          </table:table-cell>
          <table:table-cell/>
          <table:table-cell table:style-name="ce150" office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10-11-11">
            <text:p>2010-11-11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2</text:p>
          </table:table-cell>
          <table:table-cell table:number-columns-repeated="3"/>
          <table:table-cell table:style-name="ce150" office:value-type="string">
            <text:p>1.99.24</text:p>
          </table:table-cell>
          <table:table-cell table:style-name="ce150" office:value-type="string">
            <text:p>1.0.4</text:p>
          </table:table-cell>
          <table:table-cell table:style-name="ce150" office:value-type="string">
            <text:p>3.5.2</text:p>
          </table:table-cell>
          <table:table-cell table:style-name="ce150" office:value-type="string">
            <text:p>1.0.1</text:p>
          </table:table-cell>
          <table:table-cell/>
          <table:table-cell table:style-name="ce156" office:value-type="string">
            <text:p>1.2.4</text:p>
          </table:table-cell>
          <table:table-cell table:style-name="ce150" office:value-type="string">
            <text:p>1.2.8</text:p>
          </table:table-cell>
          <table:table-cell table:style-name="ce156" office:value-type="string">
            <text:p>1.0.0</text:p>
          </table:table-cell>
          <table:table-cell/>
          <table:table-cell table:style-name="ce150" office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09-09-10">
            <text:p>2009-09-10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150" office:value-type="string">
            <text:p>1.99.23</text:p>
          </table:table-cell>
          <table:table-cell table:style-name="ce150" office:value-type="string">
            <text:p>1.0.1</text:p>
          </table:table-cell>
          <table:table-cell table:style-name="ce150" office:value-type="string">
            <text:p>3.5.0</text:p>
          </table:table-cell>
          <table:table-cell table:style-name="ce146"/>
          <table:table-cell/>
          <table:table-cell table:style-name="ce150" office:value-type="string">
            <text:p>1.2.4</text:p>
          </table:table-cell>
          <table:table-cell table:style-name="ce150" office:value-type="string">
            <text:p>1.2.7</text:p>
          </table:table-cell>
          <table:table-cell table:style-name="ce156" office:value-type="string">
            <text:p>1.0.0</text:p>
          </table:table-cell>
          <table:table-cell/>
          <table:table-cell table:style-name="ce150" office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09-09-08">
            <text:p>2009-09-0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150" office:value-type="string">
            <text:p>1.99.22</text:p>
          </table:table-cell>
          <table:table-cell table:style-name="ce150" office:value-type="string">
            <text:p>1.0.1</text:p>
          </table:table-cell>
          <table:table-cell table:style-name="ce150" office:value-type="string">
            <text:p>3.5.0</text:p>
          </table:table-cell>
          <table:table-cell table:style-name="ce146"/>
          <table:table-cell/>
          <table:table-cell table:style-name="ce156" office:value-type="string">
            <text:p>1.2.3</text:p>
          </table:table-cell>
          <table:table-cell table:style-name="ce150" office:value-type="string">
            <text:p>1.2.6</text:p>
          </table:table-cell>
          <table:table-cell table:style-name="ce156" office:value-type="string">
            <text:p>1.0.0</text:p>
          </table:table-cell>
          <table:table-cell/>
          <table:table-cell table:style-name="ce150" office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08-07-18">
            <text:p>2008-07-18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4</text:p>
          </table:table-cell>
          <table:table-cell table:number-columns-repeated="3"/>
          <table:table-cell table:style-name="ce150" office:value-type="string">
            <text:p>1.99.20</text:p>
          </table:table-cell>
          <table:table-cell table:style-name="ce150" office:value-type="string">
            <text:p>1.0.0</text:p>
          </table:table-cell>
          <table:table-cell table:style-name="ce150" office:value-type="string">
            <text:p>1.2.0</text:p>
          </table:table-cell>
          <table:table-cell table:style-name="ce146"/>
          <table:table-cell/>
          <table:table-cell table:style-name="ce150" office:value-type="string">
            <text:p>1.2.3</text:p>
          </table:table-cell>
          <table:table-cell table:style-name="ce150" office:value-type="string">
            <text:p>1.2.5</text:p>
          </table:table-cell>
          <table:table-cell table:style-name="ce156" office:value-type="string">
            <text:p>1.0.0</text:p>
          </table:table-cell>
          <table:table-cell/>
          <table:table-cell table:style-name="ce150" office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08-04-01">
            <text:p>2008-04-0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3</text:p>
          </table:table-cell>
          <table:table-cell table:number-columns-repeated="3"/>
          <table:table-cell table:style-name="ce150" office:value-type="string">
            <text:p>1.99.19</text:p>
          </table:table-cell>
          <table:table-cell table:style-name="ce146" table:number-columns-repeated="3"/>
          <table:table-cell/>
          <table:table-cell table:style-name="ce156" office:value-type="string">
            <text:p>1.2.2</text:p>
          </table:table-cell>
          <table:table-cell table:style-name="ce150" office:value-type="string">
            <text:p>1.2.4</text:p>
          </table:table-cell>
          <table:table-cell table:style-name="ce156" office:value-type="string">
            <text:p>1.0.0</text:p>
          </table:table-cell>
          <table:table-cell/>
          <table:table-cell table:style-name="ce150" office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08-03-17">
            <text:p>2008-03-17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2</text:p>
          </table:table-cell>
          <table:table-cell table:number-columns-repeated="3"/>
          <table:table-cell table:style-name="ce150" office:value-type="string">
            <text:p>1.99.18</text:p>
          </table:table-cell>
          <table:table-cell table:style-name="ce146" table:number-columns-repeated="3"/>
          <table:table-cell/>
          <table:table-cell table:style-name="ce156" office:value-type="string">
            <text:p>1.2.2</text:p>
          </table:table-cell>
          <table:table-cell table:style-name="ce150" office:value-type="string">
            <text:p>1.2.3</text:p>
          </table:table-cell>
          <table:table-cell table:style-name="ce156" office:value-type="string">
            <text:p>1.0.0</text:p>
          </table:table-cell>
          <table:table-cell/>
          <table:table-cell table:style-name="ce150" office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08-02-11">
            <text:p>2008-02-1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1</text:p>
          </table:table-cell>
          <table:table-cell table:number-columns-repeated="3"/>
          <table:table-cell table:style-name="ce150" office:value-type="string">
            <text:p>1.99.17</text:p>
          </table:table-cell>
          <table:table-cell table:style-name="ce146" table:number-columns-repeated="3"/>
          <table:table-cell/>
          <table:table-cell table:number-columns-repeated="2" table:style-name="ce150" office:value-type="string">
            <text:p>1.2.2</text:p>
          </table:table-cell>
          <table:table-cell table:style-name="ce156" office:value-type="string">
            <text:p>1.0.0</text:p>
          </table:table-cell>
          <table:table-cell/>
          <table:table-cell table:style-name="ce150" office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07-08-30">
            <text:p>2007-08-30</text:p>
          </table:table-cell>
          <table:table-cell table:style-name="ce8" office:value-type="string">
            <text:p>:</text:p>
          </table:table-cell>
          <table:table-cell office:value-type="string">
            <text:p>YAT 2.0 Beta 2 Preliminary</text:p>
          </table:table-cell>
          <table:table-cell table:number-columns-repeated="3"/>
          <table:table-cell table:style-name="ce150" office:value-type="string">
            <text:p>1.99.13</text:p>
          </table:table-cell>
          <table:table-cell table:style-name="ce146" table:number-columns-repeated="3"/>
          <table:table-cell/>
          <table:table-cell table:number-columns-repeated="2" table:style-name="ce150" office:value-type="string">
            <text:p>1.2.1</text:p>
          </table:table-cell>
          <table:table-cell table:style-name="ce150" office:value-type="string">
            <text:p>1.0.0</text:p>
          </table:table-cell>
          <table:table-cell/>
          <table:table-cell table:style-name="ce150" office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07-04-15">
            <text:p>2007-04-15</text:p>
          </table:table-cell>
          <table:table-cell table:style-name="ce8" office:value-type="string">
            <text:p>:</text:p>
          </table:table-cell>
          <table:table-cell office:value-type="string">
            <text:p>YAT 2.0 Beta 1</text:p>
          </table:table-cell>
          <table:table-cell table:number-columns-repeated="3"/>
          <table:table-cell table:style-name="ce150" office:value-type="string">
            <text:p>1.99.12</text:p>
          </table:table-cell>
          <table:table-cell table:style-name="ce146" table:number-columns-repeated="3"/>
          <table:table-cell/>
          <table:table-cell table:number-columns-repeated="2" table:style-name="ce150" office:value-type="string">
            <text:p>1.2.0</text:p>
          </table:table-cell>
          <table:table-cell table:number-columns-repeated="2"/>
          <table:table-cell table:style-name="ce150" office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07-02-25">
            <text:p>2007-02-25</text:p>
          </table:table-cell>
          <table:table-cell table:style-name="ce8" office:value-type="string">
            <text:p>:</text:p>
          </table:table-cell>
          <table:table-cell office:value-type="string">
            <text:p>YAT 2.0 Alpha 3</text:p>
          </table:table-cell>
          <table:table-cell table:number-columns-repeated="3"/>
          <table:table-cell table:style-name="ce150" office:value-type="string">
            <text:p>1.99.8</text:p>
          </table:table-cell>
          <table:table-cell table:style-name="ce146" table:number-columns-repeated="3"/>
          <table:table-cell/>
          <table:table-cell table:number-columns-repeated="2" table:style-name="ce150" office:value-type="string">
            <text:p>1.1.2</text:p>
          </table:table-cell>
          <table:table-cell table:number-columns-repeated="2"/>
          <table:table-cell table:style-name="ce146"/>
          <table:table-cell table:number-columns-repeated="1003"/>
        </table:table-row>
        <table:table-row table:style-name="ro1">
          <table:table-cell/>
          <table:table-cell table:style-name="ce138" office:value-type="date" office:date-value="2007-02-07">
            <text:p>2007-02-07</text:p>
          </table:table-cell>
          <table:table-cell table:style-name="ce8" office:value-type="string">
            <text:p>:</text:p>
          </table:table-cell>
          <table:table-cell office:value-type="string">
            <text:p>YAT 2.0 Alpha 2</text:p>
          </table:table-cell>
          <table:table-cell table:number-columns-repeated="3"/>
          <table:table-cell table:style-name="ce150" office:value-type="string">
            <text:p>1.99.3</text:p>
          </table:table-cell>
          <table:table-cell table:style-name="ce146" table:number-columns-repeated="3"/>
          <table:table-cell/>
          <table:table-cell table:number-columns-repeated="2" table:style-name="ce150" office:value-type="string">
            <text:p>1.1.1</text:p>
          </table:table-cell>
          <table:table-cell table:number-columns-repeated="2"/>
          <table:table-cell table:style-name="ce146"/>
          <table:table-cell table:number-columns-repeated="1003"/>
        </table:table-row>
        <table:table-row table:style-name="ro1">
          <table:table-cell/>
          <table:table-cell table:style-name="ce138" office:value-type="date" office:date-value="2007-01-23">
            <text:p>2007-01-23</text:p>
          </table:table-cell>
          <table:table-cell table:style-name="ce8" office:value-type="string">
            <text:p>:</text:p>
          </table:table-cell>
          <table:table-cell office:value-type="string">
            <text:p>YAT 2.0 Alpha 1</text:p>
          </table:table-cell>
          <table:table-cell table:number-columns-repeated="3"/>
          <table:table-cell table:style-name="ce150" office:value-type="string">
            <text:p>1.99.0</text:p>
          </table:table-cell>
          <table:table-cell table:style-name="ce146" table:number-columns-repeated="3"/>
          <table:table-cell/>
          <table:table-cell table:number-columns-repeated="2" table:style-name="ce150" office:value-type="string">
            <text:p>1.1.0</text:p>
          </table:table-cell>
          <table:table-cell table:number-columns-repeated="2"/>
          <table:table-cell table:style-name="ce146"/>
          <table:table-cell table:number-columns-repeated="1003"/>
        </table:table-row>
        <table:table-row table:style-name="ro1">
          <table:table-cell/>
          <table:table-cell table:style-name="ce138" office:value-type="date" office:date-value="2003-10-31">
            <text:p>2003-10-31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50" office:value-type="string">
            <text:p>1.0.2</text:p>
          </table:table-cell>
          <table:table-cell table:style-name="ce146" table:number-columns-repeated="3"/>
          <table:table-cell/>
          <table:table-cell table:number-columns-repeated="2" table:style-name="ce156" office:value-type="string">
            <text:p>1.0.1</text:p>
          </table:table-cell>
          <table:table-cell table:number-columns-repeated="2"/>
          <table:table-cell table:style-name="ce146"/>
          <table:table-cell table:number-columns-repeated="1003"/>
        </table:table-row>
        <table:table-row table:style-name="ro1">
          <table:table-cell/>
          <table:table-cell table:style-name="ce138" office:value-type="date" office:date-value="2003-10-30">
            <text:p>2003-10-30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50" office:value-type="string">
            <text:p>1.0.1</text:p>
          </table:table-cell>
          <table:table-cell table:style-name="ce146" table:number-columns-repeated="3"/>
          <table:table-cell/>
          <table:table-cell table:number-columns-repeated="2" table:style-name="ce150" office:value-type="string">
            <text:p>1.0.1</text:p>
          </table:table-cell>
          <table:table-cell table:number-columns-repeated="2"/>
          <table:table-cell table:style-name="ce146"/>
          <table:table-cell table:number-columns-repeated="1003"/>
        </table:table-row>
        <table:table-row table:style-name="ro1">
          <table:table-cell/>
          <table:table-cell table:style-name="ce138" office:value-type="date" office:date-value="2003-10-14">
            <text:p>2003-10-14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50" office:value-type="string">
            <text:p>1.0.0</text:p>
          </table:table-cell>
          <table:table-cell table:style-name="ce146" table:number-columns-repeated="3"/>
          <table:table-cell/>
          <table:table-cell table:number-columns-repeated="2" table:style-name="ce150" office:value-type="string">
            <text:p>1.0.0</text:p>
          </table:table-cell>
          <table:table-cell table:number-columns-repeated="2"/>
          <table:table-cell table:style-name="ce146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42" table:number-columns-repeated="2"/>
          <table:table-cell table:style-name="ce146" table:number-columns-repeated="4"/>
          <table:table-cell table:number-columns-repeated="1009"/>
        </table:table-row>
        <table:table-row table:style-name="ro1" table:number-rows-repeated="983033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1">
            <text:p>1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Regress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21])" office:value-type="time" office:time-value="PT09H00M00S">
            <text:p>09:00</text:p>
          </table:table-cell>
          <table:table-cell table:style-name="ce48" table:formula="of:=['0. Overview'.$J$3]" office:value-type="time" office:time-value="PT00H00M00S">
            <text:p>00:00</text:p>
          </table:table-cell>
          <table:table-cell table:style-name="ce54" table:formula="of:=MAX([.I4:.I65521])" office:value-type="time" office:time-value="PT09H00M00S">
            <text:p>09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1.1.">
            <text:p>1.1.</text:p>
          </table:table-cell>
          <table:table-cell table:style-name="ce38"/>
          <table:table-cell table:style-name="ce40"/>
          <table:table-cell table:style-name="ce38" office:value-type="string">
            <text:p>Run coding style checks</text:p>
          </table:table-cell>
          <table:table-cell table:style-name="ce38"/>
          <table:table-cell table:style-name="ce50" office:value-type="time" office:time-value="PT01H00M00S">
            <text:p>01:00</text:p>
          </table:table-cell>
          <table:table-cell table:style-name="ce56"/>
          <table:table-cell table:style-name="ce50" table:formula="of:=MAX([.I$1:.I4])+[.G5]" office:value-type="time" office:time-value="PT01H00M00S">
            <text:p>01:0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1.1.1.">
            <text:p>1.1.1.</text:p>
          </table:table-cell>
          <table:table-cell table:style-name="ce41" office:value-type="string">
            <text:p></text:p>
          </table:table-cell>
          <table:table-cell table:formula="of:=['3. Final Testing'.E6]" office:value-type="string" office:string-value="Use StyleCop on 'Debug Test'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7]" office:value-type="string" office:string-value="&gt; &quot;Visual Studio &gt; Tools &gt; Run StyleCop (Rescan All)&quot;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59"/>
          <table:table-cell table:style-name="ce160" table:number-columns-repeated="2"/>
          <table:table-cell table:style-name="ce161"/>
          <table:table-cell table:style-name="ce162" table:formula="of:=['3. Final Testing'.E9]" office:value-type="string" office:string-value="1 expected warning:">
            <text:p>1 expected warning:</text:p>
          </table:table-cell>
          <table:table-cell table:style-name="ce159"/>
          <table:table-cell table:style-name="ce163"/>
          <table:table-cell table:style-name="ce164"/>
          <table:table-cell table:style-name="ce163"/>
          <table:table-cell table:style-name="ce164"/>
          <table:table-cell table:style-name="ce159" table:number-columns-repeated="1014"/>
        </table:table-row>
        <table:table-row table:style-name="ro1">
          <table:table-cell table:style-name="ce159"/>
          <table:table-cell table:style-name="ce160" table:number-columns-repeated="2"/>
          <table:table-cell table:style-name="ce161"/>
          <table:table-cell table:style-name="ce162" table:formula="of:=['3. Final Testing'.E10]" office:value-type="string" office:string-value="SA1409 : CSharp.Maintainability @ YAT.Model.Terminal.cs">
            <text:p>SA1409 : CSharp.Maintainability @ YAT.Model.Terminal.cs</text:p>
          </table:table-cell>
          <table:table-cell table:style-name="ce159"/>
          <table:table-cell table:style-name="ce163"/>
          <table:table-cell table:style-name="ce164"/>
          <table:table-cell table:style-name="ce163"/>
          <table:table-cell table:style-name="ce164"/>
          <table:table-cell table:style-name="ce159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number-columns-repeated="4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1.2.">
            <text:p>1.2.</text:p>
          </table:table-cell>
          <table:table-cell table:style-name="ce38"/>
          <table:table-cell table:style-name="ce40"/>
          <table:table-cell table:style-name="ce38" office:value-type="string">
            <text:p>Run assembly checks</text:p>
          </table:table-cell>
          <table:table-cell table:style-name="ce38"/>
          <table:table-cell table:style-name="ce50" office:value-type="time" office:time-value="PT02H00M00S">
            <text:p>02:00</text:p>
          </table:table-cell>
          <table:table-cell table:style-name="ce56"/>
          <table:table-cell table:style-name="ce50" table:formula="of:=MAX([.I$1:.I13])+[.G14]" office:value-type="time" office:time-value="PT03H00M00S">
            <text:p>03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4]; COUNTA([.C$15:.C15]); &quot;.&quot;)" office:value-type="string" office:string-value="1.2.1.">
            <text:p>1.2.1.</text:p>
          </table:table-cell>
          <table:table-cell table:style-name="ce41" office:value-type="string">
            <text:p></text:p>
          </table:table-cell>
          <table:table-cell table:formula="of:=['3. Final Testing'.E15]" office:value-type="string" office:string-value="Use FxCop 'MKY.Debug' on 'Debug Test'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16]" office:value-type="string" office:string-value="&gt; Open and verify &quot;\MKY\MKY.Debug.FxCop&quot;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62" table:formula="of:=['3. Final Testing'.E18]" office:value-type="string" office:string-value="32 expected warnings:">
            <text:p>32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62" table:formula="of:=['3. Final Testing'.E19]" office:value-type="string" office:string-value="CA1001 : TypesThatOwnDisposableFieldsShouldBeDisposable @ 2 locations">
            <text:p>CA1001 : TypesThatOwnDisposableFieldsShouldBeDisposabl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62" table:formula="of:=['3. Final Testing'.E20]" office:value-type="string" office:string-value="CA2214 : DoNotCallOverridableMethodsInConstructors @ 30 locations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2]); &quot;.&quot;)" office:value-type="string" office:string-value="1.2.2.">
            <text:p>1.2.2.</text:p>
          </table:table-cell>
          <table:table-cell table:style-name="ce41" office:value-type="string">
            <text:p></text:p>
          </table:table-cell>
          <table:table-cell table:formula="of:=['3. Final Testing'.E22]" office:value-type="string" office:string-value="Use FxCop 'NUnit.Debug' on 'Debug Test'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3]" office:value-type="string" office:string-value="&gt; Open and verify &quot;\NUnit\NUnit.Debug.FxCop&quot;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5]); &quot;.&quot;)" office:value-type="string" office:string-value="1.2.3.">
            <text:p>1.2.3.</text:p>
          </table:table-cell>
          <table:table-cell table:style-name="ce41" office:value-type="string">
            <text:p></text:p>
          </table:table-cell>
          <table:table-cell table:formula="of:=['3. Final Testing'.E25]" office:value-type="string" office:string-value="Use FxCop 'YAT.Debug' on 'Debug Test'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6]" office:value-type="string" office:string-value="&gt; Open and verify &quot;\YAT\YAT.Debug.FxCop&quot;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62" table:formula="of:=['3. Final Testing'.E28]" office:value-type="string" office:string-value="156 expected errors/warnings:">
            <text:p>15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62" table:formula="of:=['3. Final Testing'.E29]" office:value-type="string" office:string-value="CA1002 : DoNotExposeGenericLists @ 39 locations">
            <text:p>CA1002 : DoNotExposeGenericLists @ 39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62" table:formula="of:=['3. Final Testing'.E30]" office:value-type="string" office:string-value="CA1044 : PropertiesShouldNotBeWriteOnly @ 17 locations">
            <text:p>CA1044 : PropertiesShouldNotBeWriteOnly @ 17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62" table:formula="of:=['3. Final Testing'.E31]" office:value-type="string" office:string-value="CA2214 : DoNotCallOverridableMethodsInConstructors @ 100 locations">
            <text:p>CA2214 : DoNotCallOverridableMethodsInConstructors @ 10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5]); &quot;.&quot;)" office:value-type="string" office:string-value="1.3.">
            <text:p>1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6H00M00S">
            <text:p>06:00</text:p>
          </table:table-cell>
          <table:table-cell table:style-name="ce56"/>
          <table:table-cell table:style-name="ce50" table:formula="of:=MAX([.I$1:.I34])+[.G35]" office:value-type="time" office:time-value="PT09H00M00S">
            <text:p>09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5]; COUNTA([.C$36:.C36]); &quot;.&quot;)" office:value-type="string" office:string-value="1.3.1.">
            <text:p>1.3.1.</text:p>
          </table:table-cell>
          <table:table-cell table:style-name="ce41" office:value-type="string">
            <text:p></text:p>
          </table:table-cell>
          <table:table-cell table:formula="of:=['3. Final Testing'.E36]" office:value-type="string" office:string-value="Ensure to select 'YAT.Test' as the 'StartUp' project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38]" office:value-type="string" office:string-value="Note: 'YAT' or 'YATConsole' don't have dependencies to the test projects, thus they will not get built!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35]; COUNTA([.C$36:.C40]); &quot;.&quot;)" office:value-type="string" office:string-value="1.3.2.">
            <text:p>1.3.2.</text:p>
          </table:table-cell>
          <table:table-cell table:style-name="ce41" office:value-type="string">
            <text:p></text:p>
          </table:table-cell>
          <table:table-cell table:formula="of:=['3. Final Testing'.E40]" office:value-type="string" office:string-value="Configure NUnit test categories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1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2]" office:value-type="string" office:string-value="    &gt; Categories = Select and exclude &quot;Interactive&quot; and all longer than 2 minutes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35]; COUNTA([.C$36:.C44]); &quot;.&quot;)" office:value-type="string" office:string-value="1.3.3.">
            <text:p>1.3.3.</text:p>
          </table:table-cell>
          <table:table-cell table:style-name="ce41" office:value-type="string">
            <text:p></text:p>
          </table:table-cell>
          <table:table-cell table:formula="of:=['3. Final Testing'.E44]" office:value-type="string" office:string-value="Use NUnit on 'Debug Test'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5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6]" office:value-type="string" office:string-value="    &gt; &quot;Project &gt; Configurations &gt; Debug&quot;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62" table:formula="of:=['3. Final Testing'.E48]" office:value-type="string" office:string-value="Expected errors/warnings:">
            <text:p>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62" table:formula="of:=['3. Final Testing'.E49]" office:value-type="string" office:string-value="YAT.Gui.Test.StressTest.TestTransmissionDisplay fails automatically, successfully passes when manually started ?!?">
            <text:p>YAT.Gui.Test.StressTest.TestTransmissionDisplay fails automatically, successfully passes when manually started ?!?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62" table:formula="of:=['3. Final Testing'.E50]" office:value-type="string" office:string-value="YAT.Model.Test.&lt;Various&gt; fail for 'OnSpecificIPv4/6Interface', install/config of &quot;TAP-Win32 Adapter&quot; is required">
            <text:p>YAT.Model.Test.&lt;Various&gt;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62" table:formula="of:=['3. Final Testing'.E51]" office:value-type="string" office:string-value="YAT.Model.Test.Repeating.Perform.&lt;Any&gt;02/10TwoWay fail">
            <text:p>YAT.Model.Test.Repeating.Perform.&lt;Any&gt;02/10TwoWay f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62" table:formula="of:=['3. Final Testing'.E52]" office:value-type="string" office:string-value="YAT.Settings.Test.FileVersionsTest.V1.99.13/17/18/19[01|02] fail (bugs #232 and #246 &quot;Issues with [Alternate]TolerantXmlSerializer&quot;)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but expect quite some time for fixes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2"/>
          <table:table-cell table:number-columns-repeated="2"/>
        </table:table-row>
        <table:table-row table:style-name="ro3">
          <table:table-cell table:style-name="ce27" office:value-type="float" office:value="2">
            <text:p>2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repar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40])" office:value-type="time" office:time-value="PT02H10M00S">
            <text:p>02:10</text:p>
          </table:table-cell>
          <table:table-cell table:style-name="ce48" table:formula="of:=['1. Regression Testing'.$J$3]" office:value-type="time" office:time-value="PT09H00M00S">
            <text:p>09:00</text:p>
          </table:table-cell>
          <table:table-cell table:style-name="ce54" table:formula="of:=MAX([.I4:.I65540])" office:value-type="time" office:time-value="PT11H10M00S">
            <text:p>11:10</text:p>
          </table:table-cell>
          <table:table-cell table:style-name="ce59" table:number-columns-repeated="1012"/>
          <table:table-cell table:number-columns-repeated="2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88"/>
          <table:table-cell table:style-name="ce90" table:formula="of:=CONCATENATE([.A$3]; &quot;.&quot;; COUNTA([.B5]); &quot;.&quot;)" office:value-type="string" office:string-value="2.1.">
            <text:p>2.1.</text:p>
          </table:table-cell>
          <table:table-cell table:style-name="ce92"/>
          <table:table-cell table:style-name="ce93"/>
          <table:table-cell table:style-name="ce92" office:value-type="string">
            <text:p>Set versions</text:p>
          </table:table-cell>
          <table:table-cell table:style-name="ce92"/>
          <table:table-cell table:style-name="ce95" office:value-type="time" office:time-value="PT00H20M00S">
            <text:p>00:20</text:p>
          </table:table-cell>
          <table:table-cell table:style-name="ce97"/>
          <table:table-cell table:style-name="ce95" table:formula="of:=MAX([.I$1:.I4])+[.G5]" office:value-type="time" office:time-value="PT09H20M00S">
            <text:p>09:20</text:p>
          </table:table-cell>
          <table:table-cell table:style-name="ce97"/>
          <table:table-cell table:style-name="ce88" table:number-columns-repeated="1012"/>
          <table:table-cell table:style-name="ce89" table:number-columns-repeated="2"/>
        </table:table-row>
        <table:table-row table:style-name="ro2">
          <table:table-cell table:style-name="ce89"/>
          <table:table-cell table:style-name="ce91"/>
          <table:table-cell table:style-name="ce91" table:formula="of:=CONCATENATE([.B$5]; COUNTA([.C$6:.C6]); &quot;.&quot;)" office:value-type="string" office:string-value="2.1.1.">
            <text:p>2.1.1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Ensure that product version in ALAZ.Version is different than at last release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 table:number-columns-repeated="2"/>
          <table:table-cell table:style-name="ce94"/>
          <table:table-cell office:value-type="string">
            <text:p>&gt; Increment makes little sense as there is are no version tags in file header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91" table:formula="of:=CONCATENATE([.B$5]; COUNTA([.C$6:.C8]); &quot;.&quot;)" office:value-type="string" office:string-value="2.1.2.">
            <text:p>2.1.2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Increment product version in MKY.Version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91" table:formula="of:=CONCATENATE([.B$5]; COUNTA([.C$6:.C9]); &quot;.&quot;)" office:value-type="string" office:string-value="2.1.3.">
            <text:p>2.1.3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Increment product version in NUnit.Version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91" table:formula="of:=CONCATENATE([.B$5]; COUNTA([.C$6:.C10]); &quot;.&quot;)" office:value-type="string" office:string-value="2.1.4.">
            <text:p>2.1.4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Increment product version in YAT.Version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 table:number-columns-repeated="2"/>
          <table:table-cell table:style-name="ce94"/>
          <table:table-cell table:style-name="ce89" office:value-type="string">
            <text:p>&gt; Versions must be incremented to ensure proper installation/update!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91" table:formula="of:=CONCATENATE([.B$5]; COUNTA([.C$6:.C12]); &quot;.&quot;)" office:value-type="string" office:string-value="2.1.5.">
            <text:p>2.1.5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product name post fix in "YAT.Utilities.ApplicationInfo"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 table:number-columns-repeated="2"/>
          <table:table-cell table:style-name="ce94"/>
          <table:table-cell table:style-name="ce89" office:value-type="string">
            <text:p>&gt; Remove 'Development'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/>
          <table:table-cell table:style-name="ce91" table:formula="of:=CONCATENATE([.B$5]; COUNTA([.C$6:.C14]); &quot;.&quot;)" office:value-type="string" office:string-value="2.1.6.">
            <text:p>2.1.6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product version in MKY file headers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 table:number-columns-repeated="2"/>
          <table:table-cell table:style-name="ce94"/>
          <table:table-cell table:style-name="ce89" office:value-type="string">
            <text:p>&gt; Also remove 'Development', e.g. '// MKY Version 1.0.12'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91" table:formula="of:=CONCATENATE([.B$5]; COUNTA([.C$6:.C16]); &quot;.&quot;)" office:value-type="string" office:string-value="2.1.7.">
            <text:p>2.1.7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product version in NUnit file headers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 table:number-columns-repeated="2"/>
          <table:table-cell table:style-name="ce94"/>
          <table:table-cell table:style-name="ce89" office:value-type="string">
            <text:p>&gt; Also remove 'Development', e.g. '// NUnit Version 1.0.9'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/>
          <table:table-cell table:style-name="ce91" table:formula="of:=CONCATENATE([.B$5]; COUNTA([.C$6:.C18]); &quot;.&quot;)" office:value-type="string" office:string-value="2.1.8.">
            <text:p>2.1.8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product version in YAT file headers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number-columns-repeated="4"/>
          <table:table-cell office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20]); &quot;.&quot;)" office:value-type="string" office:string-value="2.1.9.">
            <text:p>2.1.9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23]); &quot;.&quot;)" office:value-type="string" office:string-value="2.1.10.">
            <text:p>2.1.10.</text:p>
          </table:table-cell>
          <table:table-cell table:style-name="ce41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5]); &quot;.&quot;)" office:value-type="string" office:string-value="2.2.">
            <text:p>2.2.</text:p>
          </table:table-cell>
          <table:table-cell table:style-name="ce38"/>
          <table:table-cell table:style-name="ce40"/>
          <table:table-cell table:style-name="ce38" office:value-type="string">
            <text:p>Set installation version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4])+[.G25]" office:value-type="time" office:time-value="PT09H25M00S">
            <text:p>09:2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25]; COUNTA([.C$26:.C26]); &quot;.&quot;)" office:value-type="string" office:string-value="2.2.1.">
            <text:p>2.2.1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27]); &quot;.&quot;)" office:value-type="string" office:string-value="2.2.2.">
            <text:p>2.2.2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28]); &quot;.&quot;)" office:value-type="string" office:string-value="2.2.3.">
            <text:p>2.2.3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29]); &quot;.&quot;)" office:value-type="string" office:string-value="2.2.4.">
            <text:p>2.2.4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31]); &quot;.&quot;)" office:value-type="string" office:string-value="2.3.">
            <text:p>2.3.</text:p>
          </table:table-cell>
          <table:table-cell table:style-name="ce38"/>
          <table:table-cell table:style-name="ce40"/>
          <table:table-cell table:style-name="ce38" office:value-type="string">
            <text:p>Update settings defaults and schema in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30])+[.G31]" office:value-type="time" office:time-value="PT09H55M00S">
            <text:p>09:55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31]; COUNTA([.C$32:.C32]); &quot;.&quot;)" office:value-type="string" office:string-value="2.3.1.">
            <text:p>2.3.1.</text:p>
          </table:table-cell>
          <table:table-cell table:style-name="ce41" office:value-type="string">
            <text:p></text:p>
          </table:table-cell>
          <table:table-cell office:value-type="string">
            <text:p>Update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3]); &quot;.&quot;)" office:value-type="string" office:string-value="2.3.2.">
            <text:p>2.3.2.</text:p>
          </table:table-cell>
          <table:table-cell table:style-name="ce41" office:value-type="string">
            <text:p></text:p>
          </table:table-cell>
          <table:table-cell office:value-type="string">
            <text:p>Fill settings versions into '0. Overview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31]; COUNTA([.C$32:.C34]); &quot;.&quot;)" office:value-type="string" office:string-value="2.3.3.">
            <text:p>2.3.3.</text:p>
          </table:table-cell>
          <table:table-cell table:style-name="ce41" office:value-type="string">
            <text:p></text:p>
          </table:table-cell>
          <table:table-cell office:value-type="string">
            <text:p>Create files using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Build "Debug Test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6"/>(Note that explicit tests are only enableable if no include/exclude filter is activ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9]); &quot;.&quot;)" office:value-type="string" office:string-value="2.3.4.">
            <text:p>2.3.4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files in "YAT\!-Settings\!-Current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Manually modify the product version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42]); &quot;.&quot;)" office:value-type="string" office:string-value="2.4.">
            <text:p>2.4.</text:p>
          </table:table-cell>
          <table:table-cell table:style-name="ce38"/>
          <table:table-cell table:style-name="ce40"/>
          <table:table-cell table:style-name="ce38" office:value-type="string">
            <text:p>Add new settings defaults and schema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1])+[.G42]" office:value-type="time" office:time-value="PT10H10M00S">
            <text:p>10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2]; COUNTA([.C$43:.C43]); &quot;.&quot;)" office:value-type="string" office:string-value="2.4.1.">
            <text:p>2.4.1.</text:p>
          </table:table-cell>
          <table:table-cell table:style-name="ce41" office:value-type="string">
            <text:p></text:p>
          </table:table-cell>
          <table:table-cell table:style-name="ce89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5]); &quot;.&quot;)" office:value-type="string" office:string-value="2.5.">
            <text:p>2.5.</text:p>
          </table:table-cell>
          <table:table-cell table:style-name="ce38"/>
          <table:table-cell table:style-name="ce40"/>
          <table:table-cell table:style-name="ce38" office:value-type="string">
            <text:p>Upgrade settings in settings archive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44])+[.G45]" office:value-type="time" office:time-value="PT10H40M00S">
            <text:p>10:4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5]; COUNTA([.C$46:.C46]); &quot;.&quot;)" office:value-type="string" office:string-value="2.5.1.">
            <text:p>2.5.1.</text:p>
          </table:table-cell>
          <table:table-cell table:style-name="ce41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Copy default settings to the "YAT Local Settings" to ensure that window size is defaul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Ensure that "YAT\!-Settings\!-Current" contains exact clones of the previous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odify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4"/>&gt; For terminals, change <text:span text:style-name="T1">radix</text:span> to ensure that IO settings are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4"/>&gt; For workspaces, change <text:span text:style-name="T1">tile</text:span> to ensure that terminal settings are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5]; COUNTA([.C$46:.C55]); &quot;.&quot;)" office:value-type="string" office:string-value="2.5.2.">
            <text:p>2.5.2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7]); &quot;.&quot;)" office:value-type="string" office:string-value="2.6.">
            <text:p>2.6.</text:p>
          </table:table-cell>
          <table:table-cell table:style-name="ce38"/>
          <table:table-cell table:style-name="ce40"/>
          <table:table-cell table:style-name="ce38" office:value-type="string">
            <text:p>Add new settings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6])+[.G57]" office:value-type="time" office:time-value="PT10H55M00S">
            <text:p>10:5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57]; COUNTA([.C$58:.C58]); &quot;.&quot;)" office:value-type="string" office:string-value="2.6.1.">
            <text:p>2.6.1.</text:p>
          </table:table-cell>
          <table:table-cell table:style-name="ce41" office:value-type="string">
            <text:p></text:p>
          </table:table-cell>
          <table:table-cell table:style-name="ce89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7]; COUNTA([.C$58:.C59]); &quot;.&quot;)" office:value-type="string" office:string-value="2.6.2.">
            <text:p>2.6.2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7]; COUNTA([.C$58:.C60]); &quot;.&quot;)" office:value-type="string" office:string-value="2.6.3.">
            <text:p>2.6.3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2]); &quot;.&quot;)" office:value-type="string" office:string-value="2.7.">
            <text:p>2.7.</text:p>
          </table:table-cell>
          <table:table-cell table:style-name="ce38"/>
          <table:table-cell table:style-name="ce40"/>
          <table:table-cell table:style-name="ce38" office:value-type="string">
            <text:p>Rebuild and commi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61])+[.G62]" office:value-type="time" office:time-value="PT11H10M00S">
            <text:p>11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62]; COUNTA([.C$63:.C63]); &quot;.&quot;)" office:value-type="string" office:string-value="2.7.1.">
            <text:p>2.7.1.</text:p>
          </table:table-cell>
          <table:table-cell table:style-name="ce41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62]; COUNTA([.C$63:.C64]); &quot;.&quot;)" office:value-type="string" office:string-value="2.7.2.">
            <text:p>2.7.2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3">
            <text:p>3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59])" office:value-type="time" office:time-value="PT04H50M00S">
            <text:p>04:50</text:p>
          </table:table-cell>
          <table:table-cell table:style-name="ce48" table:formula="of:=['2. Preparation'.$J$3]" office:value-type="time" office:time-value="PT11H10M00S">
            <text:p>11:10</text:p>
          </table:table-cell>
          <table:table-cell table:style-name="ce54" table:formula="of:=MAX([.I4:.I65559])" office:value-type="time" office:time-value="PT16H00M00S">
            <text:p>16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3.1.">
            <text:p>3.1.</text:p>
          </table:table-cell>
          <table:table-cell table:style-name="ce38"/>
          <table:table-cell table:style-name="ce40"/>
          <table:table-cell table:style-name="ce38" office:value-type="string">
            <text:p>Re-Run coding style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1H20M00S">
            <text:p>11:20</text:p>
          </table:table-cell>
          <table:table-cell table:style-name="ce56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5" table:formula="of:=CONCATENATE([.B$5]; COUNTA([.C$6:.C6]); &quot;.&quot;)" office:value-type="string" office:string-value="3.1.1.">
            <text:p>3.1.1.</text:p>
          </table:table-cell>
          <table:table-cell table:style-name="ce41" office:value-type="string">
            <text:p></text:p>
          </table:table-cell>
          <table:table-cell office:value-type="string">
            <text:p>Use StyleCop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59"/>
          <table:table-cell table:style-name="ce160" table:number-columns-repeated="2"/>
          <table:table-cell table:style-name="ce161"/>
          <table:table-cell table:style-name="ce159" office:value-type="string">
            <text:p>1 expected warning:</text:p>
          </table:table-cell>
          <table:table-cell table:style-name="ce159"/>
          <table:table-cell table:style-name="ce163"/>
          <table:table-cell table:style-name="ce164"/>
          <table:table-cell table:style-name="ce163"/>
          <table:table-cell table:style-name="ce164"/>
          <table:table-cell table:style-name="ce159" table:number-columns-repeated="1014"/>
        </table:table-row>
        <table:table-row table:style-name="ro4">
          <table:table-cell table:style-name="ce159"/>
          <table:table-cell table:style-name="ce160" table:number-columns-repeated="2"/>
          <table:table-cell table:style-name="ce161"/>
          <table:table-cell table:style-name="ce159" office:value-type="string">
            <text:p>SA1409 : CSharp.Maintainability @ YAT.Model.Terminal.cs</text:p>
          </table:table-cell>
          <table:table-cell table:style-name="ce159"/>
          <table:table-cell table:style-name="ce163"/>
          <table:table-cell table:style-name="ce164"/>
          <table:table-cell table:style-name="ce163"/>
          <table:table-cell table:style-name="ce164"/>
          <table:table-cell table:style-name="ce159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number-columns-repeated="4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3.2.">
            <text:p>3.2.</text:p>
          </table:table-cell>
          <table:table-cell table:style-name="ce38"/>
          <table:table-cell table:style-name="ce40"/>
          <table:table-cell table:style-name="ce38" office:value-type="string">
            <text:p>Re-Run assembly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13])+[.G14]" office:value-type="time" office:time-value="PT11H30M00S">
            <text:p>11:30</text:p>
          </table:table-cell>
          <table:table-cell table:style-name="ce58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5" table:formula="of:=CONCATENATE([.B$14]; COUNTA([.C$15:.C15]); &quot;.&quot;)" office:value-type="string" office:string-value="3.2.1.">
            <text:p>3.2.1.</text:p>
          </table:table-cell>
          <table:table-cell table:style-name="ce41" office:value-type="string">
            <text:p></text:p>
          </table:table-cell>
          <table:table-cell office:value-type="string">
            <text:p>Use FxCop 'MKY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59" office:value-type="string">
            <text:p>32 expected 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table:style-name="ce159" office:value-type="string">
            <text:p>CA1001 : TypesThatOwnDisposableFieldsShouldBeDisposable @ 2 location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table:style-name="ce159" office:value-type="string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number-columns-repeated="2"/>
          <table:table-cell table:style-name="ce35" table:formula="of:=CONCATENATE([.B$14]; COUNTA([.C$15:.C22]); &quot;.&quot;)" office:value-type="string" office:string-value="3.2.2.">
            <text:p>3.2.2.</text:p>
          </table:table-cell>
          <table:table-cell table:style-name="ce41" office:value-type="string">
            <text:p></text:p>
          </table:table-cell>
          <table:table-cell office:value-type="string">
            <text:p>Use FxCop 'NUni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number-columns-repeated="2"/>
          <table:table-cell table:style-name="ce35" table:formula="of:=CONCATENATE([.B$14]; COUNTA([.C$15:.C25]); &quot;.&quot;)" office:value-type="string" office:string-value="3.2.3.">
            <text:p>3.2.3.</text:p>
          </table:table-cell>
          <table:table-cell table:style-name="ce41" office:value-type="string">
            <text:p></text:p>
          </table:table-cell>
          <table:table-cell office:value-type="string">
            <text:p>Use FxCop 'YA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59" office:value-type="string">
            <text:p>156 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table:style-name="ce159" office:value-type="string">
            <text:p>CA1002 : DoNotExposeGenericLists @ 39 location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table:style-name="ce159" office:value-type="string">
            <text:p>CA1044 : PropertiesShouldNotBeWriteOnly @ 17 location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table:style-name="ce159" office:value-type="string">
            <text:p>CA2214 : DoNotCallOverridableMethodsInConstructors @ 10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5]); &quot;.&quot;)" office:value-type="string" office:string-value="3.3.">
            <text:p>3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34])+[.G35]" office:value-type="time" office:time-value="PT12H00M00S">
            <text:p>12:00</text:p>
          </table:table-cell>
          <table:table-cell table:style-name="ce58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5" table:formula="of:=CONCATENATE([.B$35]; COUNTA([.C$36:.C36]); &quot;.&quot;)" office:value-type="string" office:string-value="3.3.1.">
            <text:p>3.3.1.</text:p>
          </table:table-cell>
          <table:table-cell table:style-name="ce41" office:value-type="string">
            <text:p></text:p>
          </table:table-cell>
          <table:table-cell office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number-columns-repeated="2"/>
          <table:table-cell table:style-name="ce35" table:formula="of:=CONCATENATE([.B$35]; COUNTA([.C$36:.C40]); &quot;.&quot;)" office:value-type="string" office:string-value="3.3.2.">
            <text:p>3.3.2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number-columns-repeated="2"/>
          <table:table-cell table:style-name="ce35" table:formula="of:=CONCATENATE([.B$35]; COUNTA([.C$36:.C44]); &quot;.&quot;)" office:value-type="string" office:string-value="3.3.3.">
            <text:p>3.3.3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59" office:value-type="string">
            <text:p>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table:style-name="ce159" office:value-type="string">
            <text:p>YAT.Gui.Test.StressTest.TestTransmissionDisplay fails automatically, successfully passes when manually started ?!?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table:style-name="ce159" office:value-type="string">
            <text:p>YAT.Model.Test.&lt;Various&gt; fail for 'OnSpecificIPv4/6Interface', install/config of "TAP-Win32 Adapter" is requir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table:style-name="ce159" office:value-type="string">
            <text:p>YAT.Model.Test.Repeating.Perform.&lt;Any&gt;02/10TwoWay fail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table:style-name="ce159" office:value-type="string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6]); &quot;.&quot;)" office:value-type="string" office:string-value="3.4.">
            <text:p>3.4.</text:p>
          </table:table-cell>
          <table:table-cell table:style-name="ce38"/>
          <table:table-cell table:style-name="ce40"/>
          <table:table-cell table:style-name="ce38" office:value-type="string">
            <text:p>Disconnect all devices, restart computer, re-run automated tests</text:p>
          </table:table-cell>
          <table:table-cell table:style-name="ce38"/>
          <table:table-cell table:style-name="ce50" office:value-type="time" office:time-value="PT00H45M00S">
            <text:p>00:45</text:p>
          </table:table-cell>
          <table:table-cell table:style-name="ce56"/>
          <table:table-cell table:style-name="ce50" table:formula="of:=MAX([.I$1:.I55])+[.G56]" office:value-type="time" office:time-value="PT12H45M00S">
            <text:p>12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6]; COUNTA([.C$57:.C57]); &quot;.&quot;)" office:value-type="string" office:string-value="3.4.1.">
            <text:p>3.4.1.</text:p>
          </table:table-cell>
          <table:table-cell table:style-name="ce41" office:value-type="string">
            <text:p></text:p>
          </table:table-cell>
          <table:table-cell table:formula="of:=CONCATENATE(&quot;Re-run &quot;; [.C44]; &quot; above&quot;)" office:value-type="string" office:string-value="Re-run 3.3.3. above">
            <text:p>Re-run 3.3.3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6]; COUNTA([.C$57:.C58]); &quot;.&quot;)" office:value-type="string" office:string-value="3.4.2.">
            <text:p>3.4.2.</text:p>
          </table:table-cell>
          <table:table-cell table:style-name="ce41" office:value-type="string">
            <text:p></text:p>
          </table:table-cell>
          <table:table-cell office:value-type="string">
            <text:p>Reconnect devic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0]); &quot;.&quot;)" office:value-type="string" office:string-value="3.5.">
            <text:p>3.5.</text:p>
          </table:table-cell>
          <table:table-cell table:style-name="ce38"/>
          <table:table-cell table:style-name="ce40"/>
          <table:table-cell table:style-name="ce38" office:value-type="string">
            <text:p>Run interactive test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59])+[.G60]" office:value-type="time" office:time-value="PT12H55M00S">
            <text:p>12:55</text:p>
          </table:table-cell>
          <table:table-cell table:style-name="ce58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5" table:formula="of:=CONCATENATE([.B$60]; COUNTA([.C$61:.C61]); &quot;.&quot;)" office:value-type="string" office:string-value="3.5.1.">
            <text:p>3.5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include "Interactive" onl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number-columns-repeated="2"/>
          <table:table-cell table:style-name="ce35" table:formula="of:=CONCATENATE([.B$60]; COUNTA([.C$61:.C65]); &quot;.&quot;)" office:value-type="string" office:string-value="3.5.2.">
            <text:p>3.5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 table:formula="of:=CONCATENATE([.B$60]; COUNTA([.C$61:.C68]); &quot;.&quot;)" office:value-type="string" office:string-value="3.5.3.">
            <text:p>3.5.3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72]); &quot;.&quot;)" office:value-type="string" office:string-value="3.6.">
            <text:p>3.6.</text:p>
          </table:table-cell>
          <table:table-cell table:style-name="ce38"/>
          <table:table-cell table:style-name="ce40"/>
          <table:table-cell table:style-name="ce38" office:value-type="string">
            <text:p>Run manual tests</text:p>
          </table:table-cell>
          <table:table-cell table:style-name="ce38"/>
          <table:table-cell table:style-name="ce50" office:value-type="time" office:time-value="PT02H30M00S">
            <text:p>02:30</text:p>
          </table:table-cell>
          <table:table-cell table:style-name="ce56"/>
          <table:table-cell table:style-name="ce50" table:formula="of:=MAX([.I$1:.I71])+[.G72]" office:value-type="time" office:time-value="PT15H25M00S">
            <text:p>15:25</text:p>
          </table:table-cell>
          <table:table-cell table:style-name="ce58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5" table:formula="of:=CONCATENATE([.B$72]; COUNTA([.C$73:.C73]); &quot;.&quot;)" office:value-type="string" office:string-value="3.6.1.">
            <text:p>3.6.1.</text:p>
          </table:table-cell>
          <table:table-cell table:style-name="ce41" office:value-type="string">
            <text:p></text:p>
          </table:table-cell>
          <table:table-cell office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75]); &quot;.&quot;)" office:value-type="string" office:string-value="3.7.">
            <text:p>3.7.</text:p>
          </table:table-cell>
          <table:table-cell table:style-name="ce38"/>
          <table:table-cell table:style-name="ce40"/>
          <table:table-cell table:style-name="ce38" office:value-type="string">
            <text:p>Re-run automated tests</text:p>
          </table:table-cell>
          <table:table-cell table:style-name="ce38"/>
          <table:table-cell table:style-name="ce50" office:value-type="time" office:time-value="PT00H25M00S">
            <text:p>00:25</text:p>
          </table:table-cell>
          <table:table-cell table:style-name="ce56"/>
          <table:table-cell table:style-name="ce50" table:formula="of:=MAX([.I$1:.I74])+[.G75]" office:value-type="time" office:time-value="PT15H50M00S">
            <text:p>15:50</text:p>
          </table:table-cell>
          <table:table-cell table:style-name="ce58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5" table:formula="of:=CONCATENATE([.B$75]; COUNTA([.C$76:.C76]); &quot;.&quot;)" office:value-type="string" office:string-value="3.7.1.">
            <text:p>3.7.1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 to ensure that modifications didn't re-introduce any bug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.E54]" office:value-type="string" office:string-value="Note: Run takes around 20 minutes, and there should be no more findings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83]); &quot;.&quot;)" office:value-type="string" office:string-value="3.8.">
            <text:p>3.8.</text:p>
          </table:table-cell>
          <table:table-cell table:style-name="ce38"/>
          <table:table-cell table:style-name="ce40"/>
          <table:table-cell table:style-name="ce38" office:value-type="string">
            <text:p>Check and commit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82])+[.G83]" office:value-type="time" office:time-value="PT16H00M00S">
            <text:p>16:00</text:p>
          </table:table-cell>
          <table:table-cell table:style-name="ce58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5" table:formula="of:=CONCATENATE([.B$83]; COUNTA([.C$84:.C84]); &quot;.&quot;)" office:value-type="string" office:string-value="3.8.1.">
            <text:p>3.8.1.</text:p>
          </table:table-cell>
          <table:table-cell table:style-name="ce41" office:value-type="string">
            <text:p></text:p>
          </table:table-cell>
          <table:table-cell office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tch c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No match whole wor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style-name="ce162"/>
          <table:table-cell table:style-name="ce61" table:number-columns-repeated="2"/>
          <table:table-cell table:style-name="ce165"/>
          <table:table-cell table:style-name="ce162" office:value-type="string">
            <text:p>45 occurrences totally expected in ArgsHandler, Usb, Hid,...</text:p>
          </table:table-cell>
          <table:table-cell table:style-name="ce162"/>
          <table:table-cell table:style-name="ce166"/>
          <table:table-cell table:style-name="ce167"/>
          <table:table-cell table:style-name="ce166"/>
          <table:table-cell table:style-name="ce167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83]; COUNTA([.C$84:.C90]); &quot;.&quot;)" office:value-type="string" office:string-value="3.8.2.">
            <text:p>3.8.2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Ensure not to commit modified settings file(s)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/>
        </office:forms>
        <table:table-column table:style-name="co3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5" table:default-cell-style-name="ce107"/>
        <table:table-column table:style-name="co15" table:number-columns-repeated="4" table:default-cell-style-name="ce107"/>
        <table:table-column table:style-name="co10" table:number-columns-repeated="1014" table:default-cell-style-name="ce107"/>
        <table:table-row table:style-name="ro1">
          <table:table-cell table:style-name="ce102"/>
          <table:table-cell table:style-name="ce108" table:number-columns-repeated="4"/>
          <table:table-cell table:style-name="ce120" office:value-type="string">
            <text:p>Duration</text:p>
          </table:table-cell>
          <table:table-cell table:style-name="ce122" office:value-type="string">
            <text:p>Step</text:p>
          </table:table-cell>
          <table:table-cell table:style-name="ce127"/>
          <table:table-cell table:style-name="ce122" office:value-type="string">
            <text:p>Total</text:p>
          </table:table-cell>
          <table:table-cell table:style-name="ce127"/>
          <table:table-cell table:style-name="ce108" table:number-columns-repeated="1014"/>
        </table:table-row>
        <table:table-row table:style-name="ro1">
          <table:table-cell table:style-name="ce103"/>
          <table:table-cell table:style-name="ce109" table:number-columns-repeated="4"/>
          <table:table-cell table:style-name="ce121"/>
          <table:table-cell table:style-name="ce123"/>
          <table:table-cell table:style-name="ce128"/>
          <table:table-cell table:style-name="ce123"/>
          <table:table-cell table:style-name="ce128"/>
          <table:table-cell table:style-name="ce109" table:number-columns-repeated="1014"/>
        </table:table-row>
        <table:table-row table:style-name="ro3">
          <table:table-cell table:style-name="ce104" office:value-type="float" office:value="4">
            <text:p>4.</text:p>
          </table:table-cell>
          <table:table-cell table:style-name="ce110"/>
          <table:table-cell table:style-name="ce114"/>
          <table:table-cell table:style-name="ce116"/>
          <table:table-cell table:style-name="ce110" office:value-type="string">
            <text:p>Build</text:p>
          </table:table-cell>
          <table:table-cell table:style-name="ce114"/>
          <table:table-cell table:style-name="ce124" office:value-type="time" office:time-value="PT00H00M00S">
            <text:p>00:00</text:p>
          </table:table-cell>
          <table:table-cell table:style-name="ce129" table:formula="of:=[.G3]+SUM([.G4:.G65515])" office:value-type="time" office:time-value="PT00H30M00S">
            <text:p>00:30</text:p>
          </table:table-cell>
          <table:table-cell table:style-name="ce124" table:formula="of:=['3. Final Testing'.$J$3]" office:value-type="time" office:time-value="PT16H00M00S">
            <text:p>16:00</text:p>
          </table:table-cell>
          <table:table-cell table:style-name="ce129" table:formula="of:=MAX([.I4:.I65515])" office:value-type="time" office:time-value="PT16H30M00S">
            <text:p>16:30</text:p>
          </table:table-cell>
          <table:table-cell table:style-name="ce133" table:number-columns-repeated="1014"/>
        </table:table-row>
        <table:table-row table:style-name="ro1">
          <table:table-cell table:style-name="ce105"/>
          <table:table-cell table:style-name="ce111"/>
          <table:table-cell/>
          <table:table-cell table:style-name="ce117"/>
          <table:table-cell table:number-columns-repeated="2"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 table:style-name="ce106"/>
          <table:table-cell table:style-name="ce112" table:formula="of:=CONCATENATE([.A$3]; &quot;.&quot;; COUNTA([.B5]); &quot;.&quot;)" office:value-type="string" office:string-value="4.1.">
            <text:p>4.1.</text:p>
          </table:table-cell>
          <table:table-cell table:style-name="ce115"/>
          <table:table-cell table:style-name="ce118"/>
          <table:table-cell table:style-name="ce115" office:value-type="string">
            <text:p>Finalize release notes</text:p>
          </table:table-cell>
          <table:table-cell table:style-name="ce115"/>
          <table:table-cell table:style-name="ce126" office:value-type="time" office:time-value="PT00H00M00S">
            <text:p>00:00</text:p>
          </table:table-cell>
          <table:table-cell table:style-name="ce131"/>
          <table:table-cell table:style-name="ce126" table:formula="of:=MAX([.I$1:.I4])+[.G5]" office:value-type="time" office:time-value="PT16H00M00S">
            <text:p>16:00</text:p>
          </table:table-cell>
          <table:table-cell table:style-name="ce131"/>
          <table:table-cell table:style-name="ce106" table:number-columns-repeated="1014"/>
        </table:table-row>
        <table:table-row table:style-name="ro2">
          <table:table-cell/>
          <table:table-cell table:style-name="ce113"/>
          <table:table-cell table:style-name="ce113" table:formula="of:=CONCATENATE([.B$5]; COUNTA([.C$6:.C6]); &quot;.&quot;)" office:value-type="string" office:string-value="4.1.1.">
            <text:p>4.1.1.</text:p>
          </table:table-cell>
          <table:table-cell table:style-name="ce119" office:value-type="string">
            <text:p></text:p>
          </table:table-cell>
          <table:table-cell office:value-type="string">
            <text:p>Add them cumulatively to "\!-Doc.User\YAT Release Notes.txt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5]; COUNTA([.C$6:.C7]); &quot;.&quot;)" office:value-type="string" office:string-value="4.1.2.">
            <text:p>4.1.2.</text:p>
          </table:table-cell>
          <table:table-cell table:style-name="ce119" office:value-type="string">
            <text:p></text:p>
          </table:table-cell>
          <table:table-cell office:value-type="string">
            <text:p>Check whether release notes are complete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5]; COUNTA([.C$6:.C8]); &quot;.&quot;)" office:value-type="string" office:string-value="4.1.3.">
            <text:p>4.1.3.</text:p>
          </table:table-cell>
          <table:table-cell table:style-name="ce119" office:value-type="string">
            <text:p></text:p>
          </table:table-cell>
          <table:table-cell office:value-type="string">
            <text:p>Check whether limitations still apply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5]; COUNTA([.C$6:.C9]); &quot;.&quot;)" office:value-type="string" office:string-value="4.1.4.">
            <text:p>4.1.4.</text:p>
          </table:table-cell>
          <table:table-cell table:style-name="ce119" office:value-type="string">
            <text:p></text:p>
          </table:table-cell>
          <table:table-cell office:value-type="string">
            <text:p>Update the road map if necessary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/>
          <table:table-cell table:style-name="ce117"/>
          <table:table-cell table:number-columns-repeated="2"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 table:style-name="ce106"/>
          <table:table-cell table:style-name="ce112" table:formula="of:=CONCATENATE([.A$3]; &quot;.&quot;; COUNTA([.B$5:.B11]); &quot;.&quot;)" office:value-type="string" office:string-value="4.2.">
            <text:p>4.2.</text:p>
          </table:table-cell>
          <table:table-cell table:style-name="ce115"/>
          <table:table-cell table:style-name="ce118"/>
          <table:table-cell table:style-name="ce115" office:value-type="string">
            <text:p>Prepare package directory</text:p>
          </table:table-cell>
          <table:table-cell table:style-name="ce115"/>
          <table:table-cell table:style-name="ce126" office:value-type="time" office:time-value="PT00H10M00S">
            <text:p>00:10</text:p>
          </table:table-cell>
          <table:table-cell table:style-name="ce131"/>
          <table:table-cell table:style-name="ce126" table:formula="of:=MAX([.I$1:.I10])+[.G11]" office:value-type="time" office:time-value="PT16H10M00S">
            <text:p>16:10</text:p>
          </table:table-cell>
          <table:table-cell table:style-name="ce132"/>
          <table:table-cell table:style-name="ce106"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11]; COUNTA([.C$12:.C12]); &quot;.&quot;)" office:value-type="string" office:string-value="4.2.1.">
            <text:p>4.2.1.</text:p>
          </table:table-cell>
          <table:table-cell table:style-name="ce119" office:value-type="string">
            <text:p></text:p>
          </table:table-cell>
          <table:table-cell office:value-type="string">
            <text:p>Add a new directory to the offline archive "\YAT\Releases and Checkpoints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2">
          <table:table-cell/>
          <table:table-cell table:style-name="ce113"/>
          <table:table-cell table:style-name="ce113" table:formula="of:=CONCATENATE([.B$11]; COUNTA([.C$12:.C13]); &quot;.&quot;)" office:value-type="string" office:string-value="4.2.2.">
            <text:p>4.2.2.</text:p>
          </table:table-cell>
          <table:table-cell table:style-name="ce119" office:value-type="string">
            <text:p></text:p>
          </table:table-cell>
          <table:table-cell office:value-type="string">
            <text:p>Check and update year of "!-ReadMe.txt" in the release package directories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11]; COUNTA([.C$12:.C14]); &quot;.&quot;)" office:value-type="string" office:string-value="4.2.3.">
            <text:p>4.2.3.</text:p>
          </table:table-cell>
          <table:table-cell table:style-name="ce119" office:value-type="string">
            <text:p></text:p>
          </table:table-cell>
          <table:table-cell office:value-type="string">
            <text:p>Copy the release notes to all package directories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2">
          <table:table-cell/>
          <table:table-cell table:style-name="ce113"/>
          <table:table-cell table:style-name="ce113" table:formula="of:=CONCATENATE([.B$11]; COUNTA([.C$12:.C15]); &quot;.&quot;)" office:value-type="string" office:string-value="4.2.4.">
            <text:p>4.2.4.</text:p>
          </table:table-cell>
          <table:table-cell table:style-name="ce119" office:value-type="string">
            <text:p></text:p>
          </table:table-cell>
          <table:table-cell office:value-type="string">
            <text:p>Also copy them to the distribution root and rename to "YAT Release Notes - ReadMe.txt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2">
          <table:table-cell/>
          <table:table-cell table:style-name="ce113" table:number-columns-repeated="2"/>
          <table:table-cell table:style-name="ce119"/>
          <table:table-cell office:value-type="string">
            <text:p>&gt; SourceForge requires the file to contain 'readme' in the name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table:number-columns-repeated="2"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office:value-type="string">
            <text:p>Note: The distribution packages will be packed in a further step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/>
          <table:table-cell table:style-name="ce117"/>
          <table:table-cell table:number-columns-repeated="2"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 table:style-name="ce106"/>
          <table:table-cell table:style-name="ce112" table:formula="of:=CONCATENATE([.A$3]; &quot;.&quot;; COUNTA([.B$5:.B20]); &quot;.&quot;)" office:value-type="string" office:string-value="4.3.">
            <text:p>4.3.</text:p>
          </table:table-cell>
          <table:table-cell table:style-name="ce115"/>
          <table:table-cell table:style-name="ce118"/>
          <table:table-cell table:style-name="ce115" office:value-type="string">
            <text:p>Re-Build YAT</text:p>
          </table:table-cell>
          <table:table-cell table:style-name="ce115"/>
          <table:table-cell table:style-name="ce126" office:value-type="time" office:time-value="PT00H20M00S">
            <text:p>00:20</text:p>
          </table:table-cell>
          <table:table-cell table:style-name="ce131"/>
          <table:table-cell table:style-name="ce126" table:formula="of:=MAX([.I$1:.I19])+[.G20]" office:value-type="time" office:time-value="PT16H30M00S">
            <text:p>16:30</text:p>
          </table:table-cell>
          <table:table-cell table:style-name="ce132"/>
          <table:table-cell table:style-name="ce106"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20]; COUNTA([.C$21:.C21]); &quot;.&quot;)" office:value-type="string" office:string-value="4.3.1.">
            <text:p>4.3.1.</text:p>
          </table:table-cell>
          <table:table-cell table:style-name="ce119" office:value-type="string">
            <text:p></text:p>
          </table:table-cell>
          <table:table-cell office:value-type="string">
            <text:p>Check "YAT.Setup.x86|x64" prerequisites for "Release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office:value-type="string">
            <text:p>&gt; Optimize for speed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20]; COUNTA([.C$21:.C23]); &quot;.&quot;)" office:value-type="string" office:string-value="4.3.2.">
            <text:p>4.3.2.</text:p>
          </table:table-cell>
          <table:table-cell table:style-name="ce119" office:value-type="string">
            <text:p></text:p>
          </table:table-cell>
          <table:table-cell office:value-type="string">
            <text:p>Check "YAT.Setup.x86|x64" prerequisites for "Release with Prerequisites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office:value-type="string">
            <text:p>&gt; Optimize for size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20]; COUNTA([.C$21:.C25]); &quot;.&quot;)" office:value-type="string" office:string-value="4.3.3.">
            <text:p>4.3.3.</text:p>
          </table:table-cell>
          <table:table-cell table:style-name="ce119" office:value-type="string">
            <text:p></text:p>
          </table:table-cell>
          <table:table-cell office:value-type="string">
            <text:p>Clean ALL configuration for ALL target platforms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office:value-type="string">
            <text:p>&gt; Reduces the risk of mistakenly taking the wrong assemblies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office:value-type="string">
            <text:p>&gt; Check the intermediate folders of "\YAT\YAT\bin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20]; COUNTA([.C$21:.C28]); &quot;.&quot;)" office:value-type="string" office:string-value="4.3.4.">
            <text:p>4.3.4.</text:p>
          </table:table-cell>
          <table:table-cell table:style-name="ce119" office:value-type="string">
            <text:p></text:p>
          </table:table-cell>
          <table:table-cell office:value-type="string">
            <text:p>Build "Release" configuration for "x86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office:value-type="string">
            <text:p>&gt; Build "Setup" configuration for "x86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office:value-type="string">
            <text:p>&gt; Build "Setup with Prerequisites" configuration for "x86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20]; COUNTA([.C$21:.C31]); &quot;.&quot;)" office:value-type="string" office:string-value="4.3.5.">
            <text:p>4.3.5.</text:p>
          </table:table-cell>
          <table:table-cell table:style-name="ce119" office:value-type="string">
            <text:p></text:p>
          </table:table-cell>
          <table:table-cell office:value-type="string">
            <text:p>Clean "Release" configuration for "x86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office:value-type="string">
            <text:p>&gt; Reduces the risk of mistakenly taking the wrong assemblies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2">
          <table:table-cell/>
          <table:table-cell table:style-name="ce113"/>
          <table:table-cell table:style-name="ce113" table:formula="of:=CONCATENATE([.B$20]; COUNTA([.C$21:.C33]); &quot;.&quot;)" office:value-type="string" office:string-value="4.3.6.">
            <text:p>4.3.6.</text:p>
          </table:table-cell>
          <table:table-cell table:style-name="ce119" office:value-type="string">
            <text:p></text:p>
          </table:table-cell>
          <table:table-cell office:value-type="string">
            <text:p>Build "Release" configuration for "AnyCPU" (reason see FR#229)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2">
          <table:table-cell/>
          <table:table-cell table:style-name="ce113" table:number-columns-repeated="2"/>
          <table:table-cell table:style-name="ce119"/>
          <table:table-cell office:value-type="string">
            <text:p>&gt; Build "Setup" configuration for "AnyCPU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2">
          <table:table-cell/>
          <table:table-cell table:style-name="ce113" table:number-columns-repeated="2"/>
          <table:table-cell table:style-name="ce119"/>
          <table:table-cell office:value-type="string">
            <text:p>&gt; Build "Setup with Prerequisites" configuration for "AnyCPU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2">
          <table:table-cell/>
          <table:table-cell table:style-name="ce113"/>
          <table:table-cell table:style-name="ce113" table:formula="of:=CONCATENATE([.B$20]; COUNTA([.C$21:.C36]); &quot;.&quot;)" office:value-type="string" office:string-value="4.3.7.">
            <text:p>4.3.7.</text:p>
          </table:table-cell>
          <table:table-cell table:style-name="ce119" office:value-type="string">
            <text:p></text:p>
          </table:table-cell>
          <table:table-cell office:value-type="string">
            <text:p>Clean "Release" configuration for "AnyCPU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/>
          <table:table-cell table:style-name="ce117"/>
          <table:table-cell office:value-type="string">
            <text:p>&gt; Reduces the risk of mistakenly taking the wrong assemblies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 table:number-rows-repeated="65505">
          <table:table-cell/>
          <table:table-cell table:style-name="ce113"/>
          <table:table-cell/>
          <table:table-cell table:style-name="ce117"/>
          <table:table-cell table:number-columns-repeated="2"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5">
            <text:p>5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Installat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495])" office:value-type="time" office:time-value="PT00H40M00S">
            <text:p>00:40</text:p>
          </table:table-cell>
          <table:table-cell table:style-name="ce48" table:formula="of:=['4. Build'.$J$3]" office:value-type="time" office:time-value="PT16H30M00S">
            <text:p>16:30</text:p>
          </table:table-cell>
          <table:table-cell table:style-name="ce54" table:formula="of:=MAX([.I4:.I65495])" office:value-type="time" office:time-value="PT17H10M00S">
            <text:p>17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5.1.">
            <text:p>5.1.</text:p>
          </table:table-cell>
          <table:table-cell table:style-name="ce38"/>
          <table:table-cell table:style-name="ce40"/>
          <table:table-cell table:style-name="ce38" office:value-type="string">
            <text:p>Installation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6H40M00S">
            <text:p>16:4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5.1.1.">
            <text:p>5.1.1.</text:p>
          </table:table-cell>
          <table:table-cell table:style-name="ce41" office:value-type="string">
            <text:p></text:p>
          </table:table-cell>
          <table:table-cell office:value-type="string">
            <text:p>Close Visual Studio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5.1.2.">
            <text:p>5.1.2.</text:p>
          </table:table-cell>
          <table:table-cell table:style-name="ce41" office:value-type="string">
            <text:p></text:p>
          </table:table-cell>
          <table:table-cell office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0]); &quot;.&quot;)" office:value-type="string" office:string-value="5.2.">
            <text:p>5.2.</text:p>
          </table:table-cell>
          <table:table-cell table:style-name="ce38"/>
          <table:table-cell table:style-name="ce40"/>
          <table:table-cell table:style-name="ce38" office:value-type="string">
            <text:p>Run manual after-installation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9])+[.G10]" office:value-type="time" office:time-value="PT17H10M00S">
            <text:p>17:1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0]; COUNTA([.C$11:.C11]); &quot;.&quot;)" office:value-type="string" office:string-value="5.2.1.">
            <text:p>5.2.1.</text:p>
          </table:table-cell>
          <table:table-cell table:style-name="ce41" office:value-type="string">
            <text:p></text:p>
          </table:table-cell>
          <table:table-cell office:value-type="string">
            <text:p>Run according to manual after-installation test cas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6">
            <text:p>6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ackag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02])" office:value-type="time" office:time-value="PT00H30M00S">
            <text:p>00:30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02])" office:value-type="time" office:time-value="PT17H40M00S">
            <text:p>17:4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$5:.B5]); &quot;.&quot;)" office:value-type="string" office:string-value="6.1.">
            <text:p>6.1.</text:p>
          </table:table-cell>
          <table:table-cell table:style-name="ce38"/>
          <table:table-cell table:style-name="ce40"/>
          <table:table-cell table:style-name="ce38" office:value-type="string">
            <text:p>Commit and tag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7H25M00S">
            <text:p>17:2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6.1.1.">
            <text:p>6.1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6.1.2.">
            <text:p>6.1.2.</text:p>
          </table:table-cell>
          <table:table-cell table:style-name="ce41" office:value-type="string">
            <text:p></text:p>
          </table:table-cell>
          <table:table-cell office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SVN &gt; Repo-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runk' in tree-vie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ags'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<text:s text:c="6"/>&gt; Check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16]); &quot;.&quot;)" office:value-type="string" office:string-value="6.1.3.">
            <text:p>6.1.3.</text:p>
          </table:table-cell>
          <table:table-cell table:style-name="ce41" office:value-type="string">
            <text:p></text:p>
          </table:table-cell>
          <table:table-cell office:value-type="string">
            <text:p>Fill SVN revision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8]); &quot;.&quot;)" office:value-type="string" office:string-value="6.2.">
            <text:p>6.2.</text:p>
          </table:table-cell>
          <table:table-cell table:style-name="ce38"/>
          <table:table-cell table:style-name="ce40"/>
          <table:table-cell table:style-name="ce38" office:value-type="string">
            <text:p>Pack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8]" office:value-type="time" office:time-value="PT17H40M00S">
            <text:p>17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8]; COUNTA([.C$19:.C19]); &quot;.&quot;)" office:value-type="string" office:string-value="6.2.1.">
            <text:p>6.2.1.</text:p>
          </table:table-cell>
          <table:table-cell table:style-name="ce41" office:value-type="string">
            <text:p></text:p>
          </table:table-cell>
          <table:table-cell office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8]; COUNTA([.C$19:.C20]); &quot;.&quot;)" office:value-type="string" office:string-value="6.2.2.">
            <text:p>6.2.2.</text:p>
          </table:table-cell>
          <table:table-cell table:style-name="ce41" office:value-type="string">
            <text:p></text:p>
          </table:table-cell>
          <table:table-cell office:value-type="string">
            <text:p>Create the 4 according .zip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64_(64-bit)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&gt; "YAT-2.0_Gamma-1_Version-1.99.32_x64_(64-bit)_with_.NET_runtime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86_(32-bit)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&gt; "YAT-2.0_Gamma-1_Version-1.99.32_x86_(32-bit)_with_.NET_runtime"</text:p>
          </table:table-cell>
          <table:table-cell table:number-columns-repeated="1019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7">
            <text:p>7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Upload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1])" office:value-type="time" office:time-value="PT01H00M00S">
            <text:p>01:00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11])" office:value-type="time" office:time-value="PT18H10M00S">
            <text:p>18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2">
          <table:table-cell table:style-name="ce1"/>
          <table:table-cell table:style-name="ce34" table:formula="of:=CONCATENATE([.A$3]; &quot;.&quot;; COUNTA([.B5]); &quot;.&quot;)" office:value-type="string" office:string-value="7.1.">
            <text:p>7.1.</text:p>
          </table:table-cell>
          <table:table-cell table:style-name="ce38"/>
          <table:table-cell table:style-name="ce40"/>
          <table:table-cell table:style-name="ce38" office:value-type="string">
            <text:p>Prepare upload to SourceForge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7H20M00S">
            <text:p>17:2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7.1.1.">
            <text:p>7.1.1.</text:p>
          </table:table-cell>
          <table:table-cell table:style-name="ce41" office:value-type="string">
            <text:p></text:p>
          </table:table-cell>
          <table:table-cell office:value-type="string">
            <text:p>Log in as 'y-a-terminal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]; COUNTA([.C$6:.C7]); &quot;.&quot;)" office:value-type="string" office:string-value="7.1.2.">
            <text:p>7.1.2.</text:p>
          </table:table-cell>
          <table:table-cell table:style-name="ce41" office:value-type="string">
            <text:p></text:p>
          </table:table-cell>
          <table:table-cell office:value-type="string">
            <text:p>Go to 'SourceForge &gt; YAT &gt; Files &gt; YAT 2.0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]; COUNTA([.C$6:.C8]); &quot;.&quot;)" office:value-type="string" office:string-value="7.1.3.">
            <text:p>7.1.3.</text:p>
          </table:table-cell>
          <table:table-cell table:style-name="ce41" office:value-type="string">
            <text:p></text:p>
          </table:table-cell>
          <table:table-cell office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Release%20files%20for%20download">https://sourceforge.net/apps/trac/sourceforge/wiki/Release%20files%20for%20download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3]); &quot;.&quot;)" office:value-type="string" office:string-value="7.2.">
            <text:p>7.2.</text:p>
          </table:table-cell>
          <table:table-cell table:style-name="ce38"/>
          <table:table-cell table:style-name="ce40"/>
          <table:table-cell table:style-name="ce38" office:value-type="string">
            <text:p>Add release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12])+[.G13]" office:value-type="time" office:time-value="PT17H50M00S">
            <text:p>17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3]; COUNTA([.C$14:.C14]); &quot;.&quot;)" office:value-type="string" office:string-value="7.2.1.">
            <text:p>7.2.1.</text:p>
          </table:table-cell>
          <table:table-cell table:style-name="ce41" office:value-type="string">
            <text:p></text:p>
          </table:table-cell>
          <table:table-cell office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Intended order: x86.NET – x64.NET – x86 – x6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34" office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All 4 distributions together take approx. 15 minutes (for ~450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8]); &quot;.&quot;)" office:value-type="string" office:string-value="7.2.2.">
            <text:p>7.2.2.</text:p>
          </table:table-cell>
          <table:table-cell table:style-name="ce41" office:value-type="string">
            <text:p></text:p>
          </table:table-cell>
          <table:table-cell office:value-type="string">
            <text:p>Tick default platform download on normal x64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9]); &quot;.&quot;)" office:value-type="string" office:string-value="7.2.3.">
            <text:p>7.2.3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eleas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20]); &quot;.&quot;)" office:value-type="string" office:string-value="7.2.4.">
            <text:p>7.2.4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paren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21]); &quot;.&quot;)" office:value-type="string" office:string-value="7.2.5.">
            <text:p>7.2.5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oo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4]); &quot;.&quot;)" office:value-type="string" office:string-value="7.3.">
            <text:p>7.3.</text:p>
          </table:table-cell>
          <table:table-cell table:style-name="ce38"/>
          <table:table-cell table:style-name="ce40"/>
          <table:table-cell table:style-name="ce38" office:value-type="string">
            <text:p>Check release and release note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23])+[.G24]" office:value-type="time" office:time-value="PT18H00M00S">
            <text:p>18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4]; COUNTA([.C$25:.C25]); &quot;.&quot;)" office:value-type="string" office:string-value="7.3.1.">
            <text:p>7.3.1.</text:p>
          </table:table-cell>
          <table:table-cell table:style-name="ce41" office:value-type="string">
            <text:p></text:p>
          </table:table-cell>
          <table:table-cell office:value-type="string">
            <text:p>Reload YAT web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4]; COUNTA([.C$25:.C27]); &quot;.&quot;)" office:value-type="string" office:string-value="7.3.2.">
            <text:p>7.3.2.</text:p>
          </table:table-cell>
          <table:table-cell table:style-name="ce41" office:value-type="string">
            <text:p></text:p>
          </table:table-cell>
          <table:table-cell office:value-type="string">
            <text:p>Download all fil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4]; COUNTA([.C$25:.C28]); &quot;.&quot;)" office:value-type="string" office:string-value="7.3.3.">
            <text:p>7.3.3.</text:p>
          </table:table-cell>
          <table:table-cell table:style-name="ce41" office:value-type="string">
            <text:p></text:p>
          </table:table-cell>
          <table:table-cell office:value-type="string">
            <text:p>Verify contents of .zi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At least open the ReadMe or RelNo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31]); &quot;.&quot;)" office:value-type="string" office:string-value="7.4.">
            <text:p>7.4.</text:p>
          </table:table-cell>
          <table:table-cell table:style-name="ce38"/>
          <table:table-cell table:style-name="ce40"/>
          <table:table-cell table:style-name="ce38" office:value-type="string">
            <text:p>Feature request and bug tracker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30])+[.G31]" office:value-type="time" office:time-value="PT18H10M00S">
            <text:p>18:1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31]; COUNTA([.C$32:.C32]); &quot;.&quot;)" office:value-type="string" office:string-value="7.4.1.">
            <text:p>7.4.1.</text:p>
          </table:table-cell>
          <table:table-cell table:style-name="ce41" office:value-type="string">
            <text:p></text:p>
          </table:table-cell>
          <table:table-cell office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8">
            <text:p>8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iz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5])" office:value-type="time" office:time-value="PT02H10M00S">
            <text:p>02:10</text:p>
          </table:table-cell>
          <table:table-cell table:style-name="ce48" table:formula="of:=['7. Upload'.$J$3]" office:value-type="time" office:time-value="PT18H10M00S">
            <text:p>18:10</text:p>
          </table:table-cell>
          <table:table-cell table:style-name="ce54" table:formula="of:=MAX([.I4:.I65535])" office:value-type="time" office:time-value="PT20H00M00S">
            <text:p>20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8.1.">
            <text:p>8.1.</text:p>
          </table:table-cell>
          <table:table-cell table:style-name="ce38"/>
          <table:table-cell table:style-name="ce40"/>
          <table:table-cell table:style-name="ce38" office:value-type="string">
            <text:p>Submit new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8H25M00S">
            <text:p>18:25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8.1.1.">
            <text:p>8.1.1.</text:p>
          </table:table-cell>
          <table:table-cell table:style-name="ce41" office:value-type="string">
            <text:p></text:p>
          </table:table-cell>
          <table:table-cell office:value-type="string">
            <text:p>Go to 'Develop &gt; New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7]); &quot;.&quot;)" office:value-type="string" office:string-value="8.1.2.">
            <text:p>8.1.2.</text:p>
          </table:table-cell>
          <table:table-cell table:style-name="ce41" office:value-type="string">
            <text:p></text:p>
          </table:table-cell>
          <table:table-cell office:value-type="string">
            <text:p>Add new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ext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158" office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News">https://sourceforge.net/apps/trac/sourceforge/wiki/News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6]); &quot;.&quot;)" office:value-type="string" office:string-value="8.2.">
            <text:p>8.2.</text:p>
          </table:table-cell>
          <table:table-cell table:style-name="ce38"/>
          <table:table-cell table:style-name="ce40"/>
          <table:table-cell table:style-name="ce38" office:value-type="string">
            <text:p>Send e-mail to the YAT mailing list (Attention: Mail delay up to 60 min !!!)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6]" office:value-type="time" office:time-value="PT18H40M00S">
            <text:p>18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6]; COUNTA([.C$17:.C17]); &quot;.&quot;)" office:value-type="string" office:string-value="8.2.1.">
            <text:p>8.2.1.</text:p>
          </table:table-cell>
          <table:table-cell table:style-name="ce41" office:value-type="string">
            <text:p></text:p>
          </table:table-cell>
          <table:table-cell office:value-type="string">
            <text:p>Check/update mailing li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18]); &quot;.&quot;)" office:value-type="string" office:string-value="8.2.2.">
            <text:p>8.2.2.</text:p>
          </table:table-cell>
          <table:table-cell table:style-name="ce41" office:value-type="string">
            <text:p></text:p>
          </table:table-cell>
          <table:table-cell office:value-type="string">
            <text:p>Write e-mail based on earlier mail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ke sure the correct release notes are u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16]; COUNTA([.C$17:.C21]); &quot;.&quot;)" office:value-type="string" office:string-value="8.2.3.">
            <text:p>8.2.3.</text:p>
          </table:table-cell>
          <table:table-cell table:style-name="ce41" office:value-type="string">
            <text:p></text:p>
          </table:table-cell>
          <table:table-cell office:value-type="string">
            <text:p>Send as "<text:a xlink:href="mailto:y-a-terminal@users.sourceforge.net">y-a-terminal@user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16]; COUNTA([.C$17:.C22]); &quot;.&quot;)" office:value-type="string" office:string-value="8.2.4.">
            <text:p>8.2.4.</text:p>
          </table:table-cell>
          <table:table-cell table:style-name="ce41" office:value-type="string">
            <text:p></text:p>
          </table:table-cell>
          <table:table-cell office:value-type="string">
            <text:p>Send to "<text:a xlink:href="mailto:y-a-terminal-users@lists.sourceforge.net">y-a-terminal-users@lists.sourceforge.net</text:a>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3]); &quot;.&quot;)" office:value-type="string" office:string-value="8.2.5.">
            <text:p>8.2.5.</text:p>
          </table:table-cell>
          <table:table-cell table:style-name="ce41" office:value-type="string">
            <text:p></text:p>
          </table:table-cell>
          <table:table-cell office:value-type="string">
            <text:p>Send encoded in Unico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Thunderbird: Options &gt; Encoding &gt; Unico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5]); &quot;.&quot;)" office:value-type="string" office:string-value="8.2.6.">
            <text:p>8.2.6.</text:p>
          </table:table-cell>
          <table:table-cell table:style-name="ce41" office:value-type="string">
            <text:p></text:p>
          </table:table-cell>
          <table:table-cell office:value-type="string">
            <text:p>Send as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Thunderbird: Options &gt; Format &gt;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7]); &quot;.&quot;)" office:value-type="string" office:string-value="8.2.7.">
            <text:p>8.2.7.</text:p>
          </table:table-cell>
          <table:table-cell table:style-name="ce41" office:value-type="string">
            <text:p></text:p>
          </table:table-cell>
          <table:table-cell office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8]); &quot;.&quot;)" office:value-type="string" office:string-value="8.2.8.">
            <text:p>8.2.8.</text:p>
          </table:table-cell>
          <table:table-cell table:style-name="ce41" office:value-type="string">
            <text:p></text:p>
          </table:table-cell>
          <table:table-cell office:value-type="string">
            <text:p>Accept e-mail as moderator in mailman if nee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0]); &quot;.&quot;)" office:value-type="string" office:string-value="8.3.">
            <text:p>8.3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9])+[.G30]" office:value-type="time" office:time-value="PT18H45M00S">
            <text:p>18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0]; COUNTA([.C$31:.C31]); &quot;.&quot;)" office:value-type="string" office:string-value="8.3.1.">
            <text:p>8.3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0]; COUNTA([.C$31:.C32]); &quot;.&quot;)" office:value-type="string" office:string-value="8.3.2.">
            <text:p>8.3.2.</text:p>
          </table:table-cell>
          <table:table-cell table:style-name="ce41" office:value-type="string">
            <text:p></text:p>
          </table:table-cell>
          <table:table-cell office:value-type="string">
            <text:p>Log out as 'y-a-terminal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4]); &quot;.&quot;)" office:value-type="string" office:string-value="8.4.">
            <text:p>8.4.</text:p>
          </table:table-cell>
          <table:table-cell table:style-name="ce38"/>
          <table:table-cell table:style-name="ce40"/>
          <table:table-cell table:style-name="ce38" office:value-type="string">
            <text:p>Recreate and verify working copy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3])+[.G34]" office:value-type="time" office:time-value="PT19H00M00S">
            <text:p>19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4]; COUNTA([.C$35:.C35]); &quot;.&quot;)" office:value-type="string" office:string-value="8.4.1.">
            <text:p>8.4.1.</text:p>
          </table:table-cell>
          <table:table-cell table:style-name="ce41" office:value-type="string">
            <text:p></text:p>
          </table:table-cell>
          <table:table-cell office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4]; COUNTA([.C$35:.C36]); &quot;.&quot;)" office:value-type="string" office:string-value="8.4.2.">
            <text:p>8.4.2.</text:p>
          </table:table-cell>
          <table:table-cell table:style-name="ce41" office:value-type="string">
            <text:p></text:p>
          </table:table-cell>
          <table:table-cell office:value-type="string">
            <text:p>Remove existing backups "Trunk_&lt;Old Date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4]; COUNTA([.C$35:.C37]); &quot;.&quot;)" office:value-type="string" office:string-value="8.4.3.">
            <text:p>8.4.3.</text:p>
          </table:table-cell>
          <table:table-cell table:style-name="ce41" office:value-type="string">
            <text:p></text:p>
          </table:table-cell>
          <table:table-cell office:value-type="string">
            <text:p>Check for updates of TortoiseSVN and Ankh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4]; COUNTA([.C$35:.C38]); &quot;.&quot;)" office:value-type="string" office:string-value="8.4.4.">
            <text:p>8.4.4.</text:p>
          </table:table-cell>
          <table:table-cell table:style-name="ce41" office:value-type="string">
            <text:p></text:p>
          </table:table-cell>
          <table:table-cell office:value-type="string">
            <text:p>Create a new folder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4]; COUNTA([.C$35:.C39]); &quot;.&quot;)" office:value-type="string" office:string-value="8.4.5.">
            <text:p>8.4.5.</text:p>
          </table:table-cell>
          <table:table-cell table:style-name="ce41" office:value-type="string">
            <text:p></text:p>
          </table:table-cell>
          <table:table-cell office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4]; COUNTA([.C$35:.C40]); &quot;.&quot;)" office:value-type="string" office:string-value="8.4.6.">
            <text:p>8.4.6.</text:p>
          </table:table-cell>
          <table:table-cell table:style-name="ce41" office:value-type="string">
            <text:p></text:p>
          </table:table-cell>
          <table:table-cell office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4]; COUNTA([.C$35:.C41]); &quot;.&quot;)" office:value-type="string" office:string-value="8.4.7.">
            <text:p>8.4.7.</text:p>
          </table:table-cell>
          <table:table-cell table:style-name="ce41" office:value-type="string">
            <text:p></text:p>
          </table:table-cell>
          <table:table-cell office:value-type="string">
            <text:p>Fold all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4]; COUNTA([.C$35:.C42]); &quot;.&quot;)" office:value-type="string" office:string-value="8.4.8.">
            <text:p>8.4.8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'YA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4]; COUNTA([.C$35:.C43]); &quot;.&quot;)" office:value-type="string" office:string-value="8.4.9.">
            <text:p>8.4.9.</text:p>
          </table:table-cell>
          <table:table-cell table:style-name="ce41" office:value-type="string">
            <text:p></text:p>
          </table:table-cell>
          <table:table-cell office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5]); &quot;.&quot;)" office:value-type="string" office:string-value="8.5.">
            <text:p>8.5.</text:p>
          </table:table-cell>
          <table:table-cell table:style-name="ce38"/>
          <table:table-cell table:style-name="ce40"/>
          <table:table-cell table:style-name="ce38" office:value-type="string">
            <text:p>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4])+[.G45]" office:value-type="time" office:time-value="PT19H15M00S">
            <text:p>19:1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45]; COUNTA([.C$46:.C46]); &quot;.&quot;)" office:value-type="string" office:string-value="8.5.1.">
            <text:p>8.5.1.</text:p>
          </table:table-cell>
          <table:table-cell table:style-name="ce41" office:value-type="string">
            <text:p></text:p>
          </table:table-cell>
          <table:table-cell office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5]; COUNTA([.C$46:.C48]); &quot;.&quot;)" office:value-type="string" office:string-value="8.5.2.">
            <text:p>8.5.2.</text:p>
          </table:table-cell>
          <table:table-cell table:style-name="ce41" office:value-type="string">
            <text:p></text:p>
          </table:table-cell>
          <table:table-cell office:value-type="string">
            <text:p>Pack the copy into a properly named zip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50]); &quot;.&quot;)" office:value-type="string" office:string-value="8.6.">
            <text:p>8.6.</text:p>
          </table:table-cell>
          <table:table-cell table:style-name="ce38"/>
          <table:table-cell table:style-name="ce40"/>
          <table:table-cell table:style-name="ce38" office:value-type="string">
            <text:p>Update and verify working copy (wait for a few days in case of a severe issue)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9])+[.G50]" office:value-type="time" office:time-value="PT19H30M00S">
            <text:p>19:30</text:p>
          </table:table-cell>
          <table:table-cell table:style-name="ce58"/>
          <table:table-cell table:number-columns-repeated="1014"/>
        </table:table-row>
        <table:table-row table:style-name="ro1">
          <table:table-cell table:style-name="ce89"/>
          <table:table-cell table:style-name="ce91"/>
          <table:table-cell table:style-name="ce91" table:formula="of:=CONCATENATE([.B$50]; COUNTA([.C$51:.C51]); &quot;.&quot;)" office:value-type="string" office:string-value="8.6.1.">
            <text:p>8.6.1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Increment product version in ALAZ.Version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 table:number-columns-repeated="2"/>
          <table:table-cell table:style-name="ce94"/>
          <table:table-cell table:style-name="ce89" office:value-type="string">
            <text:p>&gt; All versions must be incremented to ensure proper installation/update!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/>
          <table:table-cell table:style-name="ce91" table:formula="of:=CONCATENATE([.B$50]; COUNTA([.C$51:.C53]); &quot;.&quot;)" office:value-type="string" office:string-value="8.6.2.">
            <text:p>8.6.2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Increment product version in MKY.Version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/>
          <table:table-cell table:style-name="ce91" table:formula="of:=CONCATENATE([.B$50]; COUNTA([.C$51:.C54]); &quot;.&quot;)" office:value-type="string" office:string-value="8.6.3.">
            <text:p>8.6.3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product version in MKY file headers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89"/>
          <table:table-cell table:style-name="ce157"/>
          <table:table-cell table:style-name="ce89" office:value-type="string">
            <text:p>&gt; Add 'Development', e.g. '// MKY Development Version 1.0.14'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/>
          <table:table-cell table:style-name="ce91" table:formula="of:=CONCATENATE([.B$50]; COUNTA([.C$51:.C56]); &quot;.&quot;)" office:value-type="string" office:string-value="8.6.4.">
            <text:p>8.6.4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Increment product version in NUnit.Version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91" table:formula="of:=CONCATENATE([.B$50]; COUNTA([.C$51:.C57]); &quot;.&quot;)" office:value-type="string" office:string-value="8.6.5.">
            <text:p>8.6.5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product version in NUnit file headers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89"/>
          <table:table-cell table:style-name="ce157"/>
          <table:table-cell table:style-name="ce89" office:value-type="string">
            <text:p>&gt; Add 'Development', e.g. '// NUnit Development Version 1.0.11'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/>
          <table:table-cell table:style-name="ce91" table:formula="of:=CONCATENATE([.B$50]; COUNTA([.C$51:.C59]); &quot;.&quot;)" office:value-type="string" office:string-value="8.6.6.">
            <text:p>8.6.6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Increment product version in YAT.Version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/>
          <table:table-cell table:style-name="ce91" table:formula="of:=CONCATENATE([.B$50]; COUNTA([.C$51:.C60]); &quot;.&quot;)" office:value-type="string" office:string-value="8.6.7.">
            <text:p>8.6.7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product version in YAT file headers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89"/>
          <table:table-cell table:style-name="ce157"/>
          <table:table-cell table:style-name="ce89" office:value-type="string">
            <text:p>&gt; Add 'Development', e.g. '// YAT 2.0 Gamma 2 Development Version 1.99.35'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/>
          <table:table-cell table:style-name="ce91" table:formula="of:=CONCATENATE([.B$50]; COUNTA([.C$51:.C62]); &quot;.&quot;)" office:value-type="string" office:string-value="8.6.8.">
            <text:p>8.6.8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product name post fix in "YAT.Utilities.ApplicationInfo"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 table:number-columns-repeated="2"/>
          <table:table-cell table:style-name="ce94"/>
          <table:table-cell table:style-name="ce89" office:value-type="string">
            <text:p>&gt; Add 'Development' to clearly state that files are non-released revisions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number-columns-repeated="2"/>
          <table:table-cell table:style-name="ce35" table:formula="of:=CONCATENATE([.B$50]; COUNTA([.C$51:.C64]); &quot;.&quot;)" office:value-type="string" office:string-value="8.6.9.">
            <text:p>8.6.9.</text:p>
          </table:table-cell>
          <table:table-cell table:style-name="ce41" office:value-type="string">
            <text:p></text:p>
          </table:table-cell>
          <table:table-cell office:value-type="string">
            <text:p>Add a new section to the release not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Copy limitations and known issues from last rele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0]; COUNTA([.C$51:.C66]); &quot;.&quot;)" office:value-type="string" office:string-value="8.6.10.">
            <text:p>8.6.10.</text:p>
          </table:table-cell>
          <table:table-cell table:style-name="ce41" office:value-type="string">
            <text:p></text:p>
          </table:table-cell>
          <table:table-cell office:value-type="string">
            <text:p>Verify that the solution still properly builds and ru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68]); &quot;.&quot;)" office:value-type="string" office:string-value="8.7.">
            <text:p>8.7.</text:p>
          </table:table-cell>
          <table:table-cell table:style-name="ce38"/>
          <table:table-cell table:style-name="ce40"/>
          <table:table-cell table:style-name="ce38" office:value-type="string">
            <text:p>Update statistic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63])+[.G68]" office:value-type="time" office:time-value="PT19H45M00S">
            <text:p>19:45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68]; COUNTA([.C$69:.C69]); &quot;.&quot;)" office:value-type="string" office:string-value="8.7.1.">
            <text:p>8.7.1.</text:p>
          </table:table-cell>
          <table:table-cell table:style-name="ce41" office:value-type="string">
            <text:p></text:p>
          </table:table-cell>
          <table:table-cell office:value-type="string">
            <text:p>Update "\YAT\!-Doc.SourceForge\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71]); &quot;.&quot;)" office:value-type="string" office:string-value="8.8.">
            <text:p>8.8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70])+[.G71]" office:value-type="time" office:time-value="PT19H50M00S">
            <text:p>19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71]; COUNTA([.C$72:.C72]); &quot;.&quot;)" office:value-type="string" office:string-value="8.8.1.">
            <text:p>8.8.1.</text:p>
          </table:table-cell>
          <table:table-cell table:style-name="ce41" office:value-type="string">
            <text:p></text:p>
          </table:table-cell>
          <table:table-cell office:value-type="string">
            <text:p>Commit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/>
          <table:table-cell table:style-name="ce34" table:formula="of:=CONCATENATE([.A$3]; &quot;.&quot;; COUNTA([.B$5:.B74]); &quot;.&quot;)" office:value-type="string" office:string-value="8.9.">
            <text:p>8.9.</text:p>
          </table:table-cell>
          <table:table-cell table:style-name="ce38"/>
          <table:table-cell table:style-name="ce40"/>
          <table:table-cell table:style-name="ce38" office:value-type="string">
            <text:p>Backup PC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67])+[.G74]" office:value-type="time" office:time-value="PT20H00M00S">
            <text:p>20:0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74]; COUNTA([.C$75:.C75]); &quot;.&quot;)" office:value-type="string" office:string-value="8.9.1.">
            <text:p>8.9.1.</text:p>
          </table:table-cell>
          <table:table-cell table:style-name="ce41" office:value-type="string">
            <text:p></text:p>
          </table:table-cell>
          <table:table-cell office:value-type="string">
            <text:p>Offline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74]; COUNTA([.C$75:.C76]); &quot;.&quot;)" office:value-type="string" office:string-value="8.9.2.">
            <text:p>8.9.2.</text:p>
          </table:table-cell>
          <table:table-cell table:style-name="ce41" office:value-type="string">
            <text:p></text:p>
          </table:table-cell>
          <table:table-cell office:value-type="string">
            <text:p>Sandboxes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0. Overview'.C22:'0. Overview'.C3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.</number:text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20.11.2015</text:date>, <text:time>18:33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0DT4H16M4S</meta:editing-duration>
    <meta:editing-cycles>143</meta:editing-cycles>
    <meta:generator>OpenOffice/4.1.1$Win32 OpenOffice.org_project/411m6$Build-9775</meta:generator>
    <meta:initial-creator>Matthias Kläy</meta:initial-creator>
    <dc:date>2015-11-20T18:33:55.42</dc:date>
    <meta:print-date>2015-06-01T21:40:41.71</meta:print-date>
    <dc:creator>Matthias Kläy</dc:creator>
    <meta:printed-by>Matthias Kläy</meta:printed-by>
    <meta:document-statistic meta:table-count="9" meta:cell-count="971" meta:object-count="0"/>
  </office:meta>
</office:document-meta>
</file>